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08CFC28A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88e513" officeooo:paragraph-rsid="01a280ec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74dcfa" officeooo:paragraph-rsid="01a280ec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2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3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9826aa" officeooo:paragraph-rsid="007bcff0" style:font-weight-asian="normal" style:font-weight-complex="normal"/>
    </style:style>
    <style:style style:name="P3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9826aa" officeooo:paragraph-rsid="019826aa" style:font-style-asian="italic" style:font-weight-asian="normal" style:font-style-complex="italic" style:font-weight-complex="normal"/>
    </style:style>
    <style:style style:name="P3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8a6699" officeooo:paragraph-rsid="019826aa" fo:background-color="transparent"/>
    </style:style>
    <style:style style:name="P3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a29acd" officeooo:paragraph-rsid="01a29acd" fo:background-color="transparent" style:font-weight-asian="normal" style:font-weight-complex="normal"/>
    </style:style>
    <style:style style:name="P3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198e159" officeooo:paragraph-rsid="0198e159" fo:background-color="transparent"/>
    </style:style>
    <style:style style:name="P3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fo:font-style="italic" style:text-underline-style="none" officeooo:rsid="0198ad59" officeooo:paragraph-rsid="0198ad59" style:font-style-asian="italic" style:font-style-complex="italic"/>
    </style:style>
    <style:style style:name="P3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9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856dd0" officeooo:paragraph-rsid="0198ad59" fo:background-color="transparent" style:font-weight-asian="normal" style:font-weight-complex="normal"/>
    </style:style>
    <style:style style:name="P40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rsid="0198ad59" officeooo:paragraph-rsid="0198ad59"/>
    </style:style>
    <style:style style:name="P42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769917" officeooo:paragraph-rsid="0198ad59" fo:background-color="transparent" style:font-weight-asian="normal" style:font-weight-complex="normal"/>
    </style:style>
    <style:style style:name="P4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68b753" officeooo:paragraph-rsid="0198ad59" fo:background-color="transparent" style:font-weight-asian="normal" style:font-weight-complex="normal"/>
    </style:style>
    <style:style style:name="P4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43bc7d" officeooo:paragraph-rsid="0198ad59" fo:background-color="transparent" style:font-weight-asian="normal" style:font-weight-complex="normal"/>
    </style:style>
    <style:style style:name="P4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35c58f" officeooo:paragraph-rsid="0198ad59" fo:background-color="transparent" style:font-weight-asian="normal" style:font-weight-complex="normal"/>
    </style:style>
    <style:style style:name="P47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0f94841" officeooo:paragraph-rsid="0198ad59" fo:background-color="transparent" style:font-weight-asian="normal" style:font-weight-complex="normal"/>
    </style:style>
    <style:style style:name="P4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50" style:family="paragraph" style:parent-style-name="Text_20_body">
      <style:paragraph-properties fo:margin-top="0cm" fo:margin-bottom="0.254cm" style:contextual-spacing="false" fo:line-height="100%" fo:text-align="start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5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5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6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1a38344" officeooo:paragraph-rsid="01a38344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5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P5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5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69e29"/>
    </style:style>
    <style:style style:name="P6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61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d18e"/>
    </style:style>
    <style:style style:name="P6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451f"/>
    </style:style>
    <style:style style:name="P6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9ea799"/>
    </style:style>
    <style:style style:name="P6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ea799"/>
    </style:style>
    <style:style style:name="P6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6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6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68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7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7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7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7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7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7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7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7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7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8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8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8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9a7d52"/>
    </style:style>
    <style:style style:name="P8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8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8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8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8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8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9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9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9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93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94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95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96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97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98" style:family="paragraph" style:parent-style-name="Standard" style:list-style-name="L2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9826aa" officeooo:paragraph-rsid="019826aa" style:font-style-asian="normal" style:font-style-complex="normal"/>
    </style:style>
    <style:style style:name="P99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fo:font-style="normal" officeooo:rsid="017c8768" officeooo:paragraph-rsid="017c8768" style:font-style-asian="normal" style:font-style-complex="normal"/>
    </style:style>
    <style:style style:name="P10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0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0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03" style:family="paragraph" style:parent-style-name="Standard" style:list-style-name="L2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b1884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3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9826aa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9826aa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5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826aa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7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8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8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9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9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2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2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1" style:font-size-complex="14pt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681a56" style:font-weight-asian="normal" style:font-weight-complex="normal"/>
    </style:style>
    <style:style style:name="T29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1" style:family="text">
      <style:text-properties officeooo:rsid="0113f27b"/>
    </style:style>
    <style:style style:name="T32" style:family="text">
      <style:text-properties fo:font-style="italic" officeooo:rsid="0113f27b" style:font-style-asian="italic" style:font-style-complex="italic"/>
    </style:style>
    <style:style style:name="T33" style:family="text">
      <style:text-properties officeooo:rsid="010a4fce"/>
    </style:style>
    <style:style style:name="T34" style:family="text">
      <style:text-properties fo:font-style="italic" officeooo:rsid="010a4fce" style:font-style-asian="italic" style:font-style-complex="italic"/>
    </style:style>
    <style:style style:name="T35" style:family="text">
      <style:text-properties officeooo:rsid="0106f4f7"/>
    </style:style>
    <style:style style:name="T36" style:family="text">
      <style:text-properties fo:font-style="italic" officeooo:rsid="00f94841" style:font-style-asian="italic" style:font-style-complex="italic"/>
    </style:style>
    <style:style style:name="T37" style:family="text">
      <style:text-properties fo:font-style="italic" officeooo:rsid="0174dcfa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fo:font-style="italic" officeooo:rsid="00c13698" style:font-style-asian="italic" style:font-style-complex="italic"/>
    </style:style>
    <style:style style:name="T44" style:family="text">
      <style:text-properties style:text-underline-style="none" fo:font-weight="normal" officeooo:rsid="00b7427f" style:font-weight-asian="normal" style:font-weight-complex="normal"/>
    </style:style>
    <style:style style:name="T45" style:family="text">
      <style:text-properties style:text-underline-style="none" fo:font-weight="normal" officeooo:rsid="00bfe78f" style:font-weight-asian="normal" style:font-weight-complex="normal"/>
    </style:style>
    <style:style style:name="T4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49" style:family="text">
      <style:text-properties fo:font-style="normal" officeooo:rsid="0188e513" style:font-style-asian="normal" style:font-style-complex="normal"/>
    </style:style>
    <style:style style:name="T50" style:family="text">
      <style:text-properties fo:font-style="normal" officeooo:rsid="01a280ec" style:font-style-asian="normal" style:font-style-complex="normal"/>
    </style:style>
    <style:style style:name="T51" style:family="text">
      <style:text-properties style:text-position="super 58%" fo:font-style="normal" officeooo:rsid="01a280ec" style:font-style-asian="normal" style:font-style-complex="normal"/>
    </style:style>
    <style:style style:name="T52" style:family="text">
      <style:text-properties officeooo:rsid="01a280ec"/>
    </style:style>
    <style:style style:name="T53" style:family="text">
      <style:text-properties officeooo:rsid="013138b5"/>
    </style:style>
    <style:style style:name="T54" style:family="text">
      <style:text-properties style:text-position="super 58%" officeooo:rsid="013138b5"/>
    </style:style>
    <style:style style:name="T55" style:family="text">
      <style:text-properties fo:font-style="italic" officeooo:rsid="013138b5" style:font-style-asian="italic" style:font-style-complex="italic"/>
    </style:style>
    <style:style style:name="T56" style:family="text">
      <style:text-properties fo:font-style="normal" officeooo:rsid="0100d3be" style:font-style-asian="normal" style:font-style-complex="normal"/>
    </style:style>
    <style:style style:name="T57" style:family="text">
      <style:text-properties fo:font-style="italic" officeooo:rsid="0100d3be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60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62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63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64" style:family="text">
      <style:text-properties officeooo:rsid="00fc1122"/>
    </style:style>
    <style:style style:name="T65" style:family="text">
      <style:text-properties officeooo:rsid="005cf811"/>
    </style:style>
    <style:style style:name="T66" style:family="text">
      <style:text-properties officeooo:rsid="00420662"/>
    </style:style>
    <style:style style:name="T67" style:family="text">
      <style:text-properties officeooo:rsid="005ff056"/>
    </style:style>
    <style:style style:name="T68" style:family="text">
      <style:text-properties officeooo:rsid="01a29acd"/>
    </style:style>
    <style:style style:name="T69" style:family="text">
      <style:text-properties fo:font-weight="normal" officeooo:rsid="015be59a" style:font-weight-asian="normal" style:font-weight-complex="normal"/>
    </style:style>
    <style:style style:name="T70" style:family="text">
      <style:text-properties fo:font-weight="normal" officeooo:rsid="019826aa" style:font-weight-asian="normal" style:font-weight-complex="normal"/>
    </style:style>
    <style:style style:name="T71" style:family="text">
      <style:text-properties fo:font-weight="normal" officeooo:rsid="0143bc7d" style:font-weight-asian="normal" style:font-weight-complex="normal"/>
    </style:style>
    <style:style style:name="T72" style:family="text">
      <style:text-properties fo:font-weight="normal" officeooo:rsid="0042c288" style:font-weight-asian="normal" style:font-weight-complex="normal"/>
    </style:style>
    <style:style style:name="T73" style:family="text">
      <style:text-properties fo:font-weight="normal" officeooo:rsid="0051f07d" style:font-weight-asian="normal" style:font-weight-complex="normal"/>
    </style:style>
    <style:style style:name="T74" style:family="text">
      <style:text-properties fo:font-weight="normal" officeooo:rsid="00059c96" style:font-weight-asian="normal" style:font-weight-complex="normal"/>
    </style:style>
    <style:style style:name="T75" style:family="text">
      <style:text-properties fo:font-weight="normal" officeooo:rsid="00e504a4" style:font-weight-asian="normal" style:font-weight-complex="normal"/>
    </style:style>
    <style:style style:name="T76" style:family="text">
      <style:text-properties fo:font-weight="normal" officeooo:rsid="015be59a" fo:background-color="transparent" loext:char-shading-value="0" style:font-weight-asian="normal" style:font-weight-complex="normal"/>
    </style:style>
    <style:style style:name="T77" style:family="text">
      <style:text-properties fo:font-weight="normal" officeooo:rsid="0143bc7d" fo:background-color="transparent" loext:char-shading-value="0" style:font-weight-asian="normal" style:font-weight-complex="normal"/>
    </style:style>
    <style:style style:name="T78" style:family="text">
      <style:text-properties fo:font-weight="normal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143bc7d" fo:background-color="transparent" loext:char-shading-value="0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42c288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4" style:family="text">
      <style:text-properties fo:font-style="italic" fo:font-weight="normal" officeooo:rsid="00bcd624" fo:background-color="transparent" loext:char-shading-value="0" style:font-style-asian="italic" style:font-weight-asian="normal" style:font-style-complex="italic" style:font-weight-complex="normal"/>
    </style:style>
    <style:style style:name="T85" style:family="text">
      <style:text-properties style:text-underline-style="none" fo:font-weight="normal" officeooo:rsid="008a6699" style:font-weight-asian="normal" style:font-weight-complex="normal"/>
    </style:style>
    <style:style style:name="T86" style:family="text">
      <style:text-properties style:text-underline-style="none" fo:font-weight="normal" officeooo:rsid="00d26a3f" style:font-weight-asian="normal" style:font-weight-complex="normal"/>
    </style:style>
    <style:style style:name="T87" style:family="text">
      <style:text-properties style:text-underline-style="none" fo:font-weight="normal" officeooo:rsid="00059c96" style:font-weight-asian="normal" style:font-weight-complex="normal"/>
    </style:style>
    <style:style style:name="T8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90" style:family="text">
      <style:text-properties style:text-underline-style="none" fo:font-weight="normal" officeooo:rsid="00754e19" style:font-weight-asian="normal" style:font-weight-complex="normal"/>
    </style:style>
    <style:style style:name="T91" style:family="text">
      <style:text-properties style:text-underline-style="none" fo:font-weight="normal" officeooo:rsid="0042c288" style:font-weight-asian="normal" style:font-weight-complex="normal"/>
    </style:style>
    <style:style style:name="T92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124e5" style:font-weight-asian="normal" style:font-weight-complex="normal"/>
    </style:style>
    <style:style style:name="T9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420662" style:font-weight-asian="normal" style:font-weight-complex="normal"/>
    </style:style>
    <style:style style:name="T97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1" style:family="text">
      <style:text-properties style:text-underline-style="none" fo:font-weight="normal" officeooo:rsid="00061718" style:font-weight-asian="normal" style:font-weight-complex="normal"/>
    </style:style>
    <style:style style:name="T102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4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42c288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07" style:family="text">
      <style:text-properties style:text-underline-style="none" fo:font-weight="normal" officeooo:rsid="0168b753" fo:background-color="transparent" loext:char-shading-value="0" style:font-weight-asian="normal" style:font-weight-complex="normal"/>
    </style:style>
    <style:style style:name="T108" style:family="text">
      <style:text-properties style:text-underline-style="none" fo:font-weight="normal" officeooo:rsid="0004f1de" fo:background-color="transparent" loext:char-shading-value="0" style:font-weight-asian="normal" style:font-weight-complex="normal"/>
    </style:style>
    <style:style style:name="T109" style:family="text">
      <style:text-properties style:text-underline-style="none" fo:font-weight="normal" officeooo:rsid="00bcd624" fo:background-color="transparent" loext:char-shading-value="0" style:font-weight-asian="normal" style:font-weight-complex="normal"/>
    </style:style>
    <style:style style:name="T110" style:family="text">
      <style:text-properties style:text-underline-style="none" fo:font-weight="normal" officeooo:rsid="00059c96" fo:background-color="transparent" loext:char-shading-value="0" style:font-weight-asian="normal" style:font-weight-complex="normal"/>
    </style:style>
    <style:style style:name="T111" style:family="text">
      <style:text-properties style:text-underline-style="none" fo:font-weight="normal" officeooo:rsid="00bcd624" style:font-weight-asian="normal" style:font-weight-complex="normal"/>
    </style:style>
    <style:style style:name="T112" style:family="text">
      <style:text-properties fo:font-style="italic" style:text-underline-style="none" fo:font-weight="normal" officeooo:rsid="00bcd624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4" style:family="text">
      <style:text-properties style:text-underline-style="none" fo:font-weight="normal" officeooo:rsid="00a8c0e9" style:font-weight-asian="normal" style:font-weight-complex="normal"/>
    </style:style>
    <style:style style:name="T115" style:family="text">
      <style:text-properties fo:font-style="italic" style:text-underline-style="none" fo:font-weight="normal" officeooo:rsid="00a8c0e9" style:font-style-asian="italic" style:font-weight-asian="normal" style:font-style-complex="italic" style:font-weight-complex="normal"/>
    </style:style>
    <style:style style:name="T116" style:family="text">
      <style:text-properties officeooo:rsid="0004f1de"/>
    </style:style>
    <style:style style:name="T117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8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9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0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1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2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2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8" style:family="text">
      <style:text-properties fo:font-style="normal" officeooo:rsid="00501dd2" style:font-style-asian="normal" style:font-style-complex="normal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9f4371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9fd18e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9a7d5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50" style:family="text">
      <style:text-properties officeooo:rsid="0193a69c"/>
    </style:style>
    <style:style style:name="T151" style:family="text">
      <style:text-properties officeooo:rsid="00930003"/>
    </style:style>
    <style:style style:name="T152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4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5" style:family="text">
      <style:text-properties style:font-name="Liberation Serif" fo:font-style="normal" style:text-underline-style="none" fo:font-weight="normal" officeooo:rsid="018e1f3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1969e2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bold" officeooo:rsid="01969e29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8" style:family="text">
      <style:text-properties style:font-name="Liberation Serif" fo:font-style="italic" style:text-underline-style="none" fo:font-weight="normal" officeooo:rsid="01969e29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9" style:family="text">
      <style:text-properties style:font-name="Liberation Serif" fo:font-style="normal" style:text-underline-style="none" fo:font-weight="normal" officeooo:rsid="017fa9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bold" officeooo:rsid="017fa96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1" style:family="text">
      <style:text-properties style:font-name="Liberation Serif" fo:font-style="normal" style:text-underline-style="none" fo:font-weight="normal" officeooo:rsid="01a3834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italic" style:text-underline-style="none" fo:font-weight="normal" officeooo:rsid="017fa96f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normal" style:text-underline-style="none" fo:font-weight="normal" officeooo:rsid="01a0dd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1875f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officeooo:rsid="015be59a"/>
    </style:style>
    <style:style style:name="T166" style:family="text">
      <style:text-properties style:font-name="Liberation Serif1" officeooo:rsid="001b8001"/>
    </style:style>
    <style:style style:name="T167" style:family="text">
      <style:text-properties style:font-name="Liberation Serif1"/>
    </style:style>
    <style:style style:name="T168" style:family="text">
      <style:text-properties style:font-name="Liberation Serif1" officeooo:rsid="015be59a"/>
    </style:style>
    <style:style style:name="T169" style:family="text">
      <style:text-properties style:font-name="Liberation Serif1" fo:font-weight="bold" officeooo:rsid="015be59a" style:font-weight-asian="bold" style:font-weight-complex="bold"/>
    </style:style>
    <style:style style:name="T170" style:family="text">
      <style:text-properties style:font-name="Liberation Serif1" officeooo:rsid="01a38344"/>
    </style:style>
    <style:style style:name="T171" style:family="text">
      <style:text-properties style:font-name="Liberation Serif1" fo:font-style="italic" officeooo:rsid="015be59a" style:font-style-asian="italic" style:font-style-complex="italic"/>
    </style:style>
    <style:style style:name="T172" style:family="text">
      <style:text-properties style:font-name="Liberation Serif1" officeooo:rsid="019f451f"/>
    </style:style>
    <style:style style:name="T17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5" style:family="text">
      <style:text-properties style:font-name="Liberation Serif" fo:font-style="normal" style:text-underline-style="none" fo:font-weight="normal" officeooo:rsid="019ea79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09b993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92335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bold" officeooo:rsid="01923357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9" style:family="text">
      <style:text-properties style:font-name="Liberation Serif" fo:font-style="italic" style:text-underline-style="none" fo:font-weight="normal" officeooo:rsid="01923357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0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fo:font-weight="normal" officeooo:rsid="01909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3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4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5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7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9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0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3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5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6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7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8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9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1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03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204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05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206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7" style:family="text">
      <style:text-properties style:font-name="Liberation Serif" fo:font-style="normal" style:text-underline-style="none" officeooo:rsid="019f4371" fo:background-color="transparent" loext:char-shading-value="0" style:font-name-asian="Liberation Serif" style:font-style-asian="normal" style:font-name-complex="Liberation Serif" style:font-style-complex="normal"/>
    </style:style>
    <style:style style:name="T208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09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10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11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12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13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4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15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16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17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8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9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0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1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2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23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24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25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26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27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28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29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30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1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2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3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4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5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6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7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38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9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0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1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2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3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5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6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9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0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1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7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59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60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61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2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63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64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65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67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68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69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71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73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74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75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76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77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79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8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1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2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8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4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85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87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89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90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2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9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94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9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96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7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8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299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300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1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2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303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304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05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06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07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08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30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0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11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12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313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314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15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16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17" style:family="text">
      <style:text-properties officeooo:rsid="0030463c"/>
    </style:style>
    <style:style style:name="T318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19826aa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19b1884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34" style:family="text">
      <style:text-properties fo:font-weight="normal" officeooo:rsid="00aa75c1" style:font-weight-asian="normal" style:font-weight-complex="normal"/>
    </style:style>
    <style:style style:name="T335" style:family="text">
      <style:text-properties fo:font-weight="normal" officeooo:rsid="008d8493" style:font-weight-asian="normal" style:font-weight-complex="normal"/>
    </style:style>
    <style:style style:name="T336" style:family="text">
      <style:text-properties fo:font-weight="normal" officeooo:rsid="009f0e7f" style:font-weight-asian="normal" style:font-weight-complex="normal"/>
    </style:style>
    <style:style style:name="T337" style:family="text">
      <style:text-properties fo:font-weight="normal" officeooo:rsid="008deecb" style:font-weight-asian="normal" style:font-weight-complex="normal"/>
    </style:style>
    <style:style style:name="T338" style:family="text">
      <style:text-properties fo:font-weight="normal" officeooo:rsid="004c7182" style:font-weight-asian="normal" style:font-weight-complex="normal"/>
    </style:style>
    <style:style style:name="T339" style:family="text">
      <style:text-properties fo:font-weight="normal" officeooo:rsid="0043858c" style:font-weight-asian="normal" style:font-weight-complex="normal"/>
    </style:style>
    <style:style style:name="T340" style:family="text">
      <style:text-properties fo:font-weight="normal" officeooo:rsid="0145520a" style:font-weight-asian="normal" style:font-weight-complex="normal"/>
    </style:style>
    <style:style style:name="T341" style:family="text">
      <style:text-properties fo:font-weight="normal" officeooo:rsid="0030463c" style:font-weight-asian="normal" style:font-weight-complex="normal"/>
    </style:style>
    <style:style style:name="T342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4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4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47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4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4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5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51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52" style:family="text">
      <style:text-properties officeooo:rsid="00072975"/>
    </style:style>
    <style:style style:name="T353" style:family="text">
      <style:text-properties officeooo:rsid="0053cdb5"/>
    </style:style>
    <style:style style:name="T354" style:family="text">
      <style:text-properties officeooo:rsid="019826aa"/>
    </style:style>
    <style:style style:name="T355" style:family="text">
      <style:text-properties officeooo:rsid="00e504a4"/>
    </style:style>
    <style:style style:name="T356" style:family="text">
      <style:text-properties officeooo:rsid="004c7182"/>
    </style:style>
    <style:style style:name="T357" style:family="text">
      <style:text-properties officeooo:rsid="004d8b35"/>
    </style:style>
    <style:style style:name="T35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61" style:family="text">
      <style:text-properties officeooo:rsid="0044ae78"/>
    </style:style>
    <style:style style:name="T362" style:family="text">
      <style:text-properties officeooo:rsid="008d8493"/>
    </style:style>
    <style:style style:name="T363" style:family="text">
      <style:text-properties style:font-name="Liberation Serif" officeooo:rsid="0044ae78"/>
    </style:style>
    <style:style style:name="T364" style:family="text">
      <style:text-properties style:text-underline-style="solid" style:text-underline-width="auto" style:text-underline-color="font-color" officeooo:rsid="000a08d6"/>
    </style:style>
    <style:style style:name="T365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68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69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0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7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73" style:family="text">
      <style:text-properties style:text-underline-style="none" fo:font-weight="normal" officeooo:rsid="00da04e3" style:font-weight-asian="normal" style:font-weight-complex="normal"/>
    </style:style>
    <style:style style:name="T374" style:family="text">
      <style:text-properties style:text-underline-style="none" fo:font-weight="normal" officeooo:rsid="008deecb" style:font-weight-asian="normal" style:font-weight-complex="normal"/>
    </style:style>
    <style:style style:name="T375" style:family="text">
      <style:text-properties style:text-underline-style="none" fo:font-weight="normal" officeooo:rsid="0070ec7d" style:font-weight-asian="normal" style:font-weight-complex="normal"/>
    </style:style>
    <style:style style:name="T376" style:family="text">
      <style:text-properties style:text-underline-style="none" fo:font-weight="normal" officeooo:rsid="0097fbd1" style:font-weight-asian="normal" style:font-weight-complex="normal"/>
    </style:style>
    <style:style style:name="T377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7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90" style:family="text">
      <style:text-properties officeooo:rsid="0030e0a1"/>
    </style:style>
    <style:style style:name="T391" style:family="text">
      <style:text-properties officeooo:rsid="0078a2da"/>
    </style:style>
    <style:style style:name="T392" style:family="text">
      <style:text-properties style:text-underline-style="solid" style:text-underline-width="auto" style:text-underline-color="font-color" officeooo:rsid="00061718"/>
    </style:style>
    <style:style style:name="T39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94" style:family="text">
      <style:text-properties style:text-underline-style="none" fo:font-weight="normal" officeooo:rsid="0008bf16" style:font-weight-asian="normal" style:font-weight-complex="normal"/>
    </style:style>
    <style:style style:name="T395" style:family="text">
      <style:text-properties style:text-underline-style="none" fo:font-weight="normal" officeooo:rsid="0030e0a1" style:font-weight-asian="normal" style:font-weight-complex="normal"/>
    </style:style>
    <style:style style:name="T396" style:family="text">
      <style:text-properties style:text-underline-style="none" fo:font-weight="normal" officeooo:rsid="003574fe" style:font-weight-asian="normal" style:font-weight-complex="normal"/>
    </style:style>
    <style:style style:name="T397" style:family="text">
      <style:text-properties style:text-underline-style="none" fo:font-weight="normal" officeooo:rsid="00e504a4" style:font-weight-asian="normal" style:font-weight-complex="normal"/>
    </style:style>
    <style:style style:name="T398" style:family="text">
      <style:text-properties style:text-underline-style="none" fo:font-weight="normal" officeooo:rsid="004e0ee6" style:font-weight-asian="normal" style:font-weight-complex="normal"/>
    </style:style>
    <style:style style:name="T399" style:family="text">
      <style:text-properties style:text-underline-style="none" fo:font-weight="normal" officeooo:rsid="00f60c80" style:font-weight-asian="normal" style:font-weight-complex="normal"/>
    </style:style>
    <style:style style:name="T400" style:family="text">
      <style:text-properties style:text-underline-style="none" fo:font-weight="normal" officeooo:rsid="010d15dd" style:font-weight-asian="normal" style:font-weight-complex="normal"/>
    </style:style>
    <style:style style:name="T401" style:family="text">
      <style:text-properties fo:font-weight="normal" officeooo:rsid="004e0ee6" style:font-weight-asian="normal" style:font-weight-complex="normal"/>
    </style:style>
    <style:style style:name="T402" style:family="text">
      <style:text-properties fo:font-weight="normal" officeooo:rsid="0118fd61" style:font-weight-asian="normal" style:font-weight-complex="normal"/>
    </style:style>
    <style:style style:name="T403" style:family="text">
      <style:text-properties fo:font-weight="normal" officeooo:rsid="006e9e53" style:font-weight-asian="normal" style:font-weight-complex="normal"/>
    </style:style>
    <style:style style:name="T404" style:family="text">
      <style:text-properties fo:font-weight="normal" officeooo:rsid="00f94841" style:font-weight-asian="normal" style:font-weight-complex="normal"/>
    </style:style>
    <style:style style:name="T405" style:family="text">
      <style:text-properties fo:font-weight="normal" officeooo:rsid="00061718" style:font-weight-asian="normal" style:font-weight-complex="normal"/>
    </style:style>
    <style:style style:name="T406" style:family="text">
      <style:text-properties fo:font-weight="normal" officeooo:rsid="003db249" style:font-weight-asian="normal" style:font-weight-complex="normal"/>
    </style:style>
    <style:style style:name="T407" style:family="text">
      <style:text-properties fo:font-weight="normal" officeooo:rsid="012e1997" style:font-weight-asian="normal" style:font-weight-complex="normal"/>
    </style:style>
    <style:style style:name="T408" style:family="text">
      <style:text-properties fo:font-weight="normal" officeooo:rsid="017de84f" style:font-weight-asian="normal" style:font-weight-complex="normal"/>
    </style:style>
    <style:style style:name="T409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410" style:family="text">
      <style:text-properties style:text-underline-style="none" fo:font-weight="normal" officeooo:rsid="019826aa" style:font-weight-asian="normal" style:font-weight-complex="normal"/>
    </style:style>
    <style:style style:name="T411" style:family="text">
      <style:text-properties style:text-underline-style="none" fo:font-weight="normal" officeooo:rsid="014a887b" style:font-weight-asian="normal" style:font-weight-complex="normal"/>
    </style:style>
    <style:style style:name="T412" style:family="text">
      <style:text-properties style:text-underline-style="none" fo:font-weight="normal" officeooo:rsid="0147d121" style:font-weight-asian="normal" style:font-weight-complex="normal"/>
    </style:style>
    <style:style style:name="T413" style:family="text">
      <style:text-properties style:text-underline-style="none" fo:font-weight="normal" officeooo:rsid="0147e4d3" style:font-weight-asian="normal" style:font-weight-complex="normal"/>
    </style:style>
    <style:style style:name="T414" style:family="text">
      <style:text-properties style:text-underline-style="none" fo:font-weight="normal" style:font-weight-asian="normal" style:font-weight-complex="normal"/>
    </style:style>
    <style:style style:name="T415" style:family="text">
      <style:text-properties officeooo:rsid="00061718"/>
    </style:style>
    <style:style style:name="T416" style:family="text">
      <style:text-properties fo:font-weight="normal" officeooo:rsid="00072975" style:font-weight-asian="normal" style:font-weight-complex="normal"/>
    </style:style>
    <style:style style:name="T417" style:family="text">
      <style:text-properties fo:font-weight="normal" officeooo:rsid="011a3dc9" style:font-weight-asian="normal" style:font-weight-complex="normal"/>
    </style:style>
    <style:style style:name="T418" style:family="text">
      <style:text-properties fo:font-weight="normal" officeooo:rsid="011b937a" style:font-weight-asian="normal" style:font-weight-complex="normal"/>
    </style:style>
    <style:style style:name="T419" style:family="text">
      <style:text-properties style:text-underline-style="none" fo:font-weight="normal" officeooo:rsid="0092b48e" style:font-weight-asian="normal" style:font-weight-complex="normal"/>
    </style:style>
    <style:style style:name="T420" style:family="text">
      <style:text-properties fo:font-weight="normal" officeooo:rsid="0092b48e" style:font-weight-asian="normal" style:font-weight-complex="normal"/>
    </style:style>
    <style:style style:name="T421" style:family="text">
      <style:text-properties fo:font-weight="normal" officeooo:rsid="005ccf0d" style:font-weight-asian="normal" style:font-weight-complex="normal"/>
    </style:style>
    <style:style style:name="T422" style:family="text">
      <style:text-properties fo:font-weight="normal" officeooo:rsid="0032041a" style:font-weight-asian="normal" style:font-weight-complex="normal"/>
    </style:style>
    <style:style style:name="T423" style:family="text">
      <style:text-properties fo:font-weight="normal" officeooo:rsid="0040d982" style:font-weight-asian="normal" style:font-weight-complex="normal"/>
    </style:style>
    <style:style style:name="T424" style:family="text">
      <style:text-properties fo:font-weight="normal" officeooo:rsid="018146c7" style:font-weight-asian="normal" style:font-weight-complex="normal"/>
    </style:style>
    <style:style style:name="T425" style:family="text">
      <style:text-properties officeooo:rsid="0145520a"/>
    </style:style>
    <style:style style:name="T426" style:family="text">
      <style:text-properties officeooo:rsid="018146c7"/>
    </style:style>
    <style:style style:name="T427" style:family="text">
      <style:text-properties officeooo:rsid="00745ad9"/>
    </style:style>
    <style:style style:name="T428" style:family="text">
      <style:text-properties officeooo:rsid="019caa2c"/>
    </style:style>
    <style:style style:name="T429" style:family="text">
      <style:text-properties style:text-underline-style="none" fo:font-weight="normal" officeooo:rsid="00072975" style:font-weight-asian="normal" style:font-weight-complex="normal"/>
    </style:style>
    <style:style style:name="T430" style:family="text">
      <style:text-properties style:text-underline-style="none" fo:font-weight="normal" officeooo:rsid="00cd8f65" style:font-weight-asian="normal" style:font-weight-complex="normal"/>
    </style:style>
    <style:style style:name="T431" style:family="text">
      <style:text-properties fo:font-weight="normal" officeooo:rsid="00745ad9" style:font-weight-asian="normal" style:font-weight-complex="normal"/>
    </style:style>
    <style:style style:name="T432" style:family="text">
      <style:text-properties fo:font-weight="normal" officeooo:rsid="0140ac1e" style:font-weight-asian="normal" style:font-weight-complex="normal"/>
    </style:style>
    <style:style style:name="T433" style:family="text">
      <style:text-properties officeooo:rsid="0140ac1e"/>
    </style:style>
    <style:style style:name="T434" style:family="text">
      <style:text-properties style:text-position="super 58%"/>
    </style:style>
    <style:style style:name="T435" style:family="text">
      <style:text-properties officeooo:rsid="00194778"/>
    </style:style>
    <style:style style:name="T436" style:family="text">
      <style:text-properties fo:font-weight="normal" officeooo:rsid="00194778" style:font-weight-asian="normal" style:font-weight-complex="normal"/>
    </style:style>
    <style:style style:name="T437" style:family="text">
      <style:text-properties style:text-underline-style="none" fo:font-weight="normal" officeooo:rsid="0013b216" style:font-weight-asian="normal" style:font-weight-complex="normal"/>
    </style:style>
    <style:style style:name="T438" style:family="text">
      <style:text-properties style:text-underline-style="none" fo:font-weight="normal" officeooo:rsid="0053cdb5" style:font-weight-asian="normal" style:font-weight-complex="normal"/>
    </style:style>
    <style:style style:name="T439" style:family="text">
      <style:text-properties fo:font-weight="normal" officeooo:rsid="0053cdb5" style:font-weight-asian="normal" style:font-weight-complex="normal"/>
    </style:style>
    <style:style style:name="T440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4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42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08CFC28A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 </text:span><text:span text:style-name="T24">and</text:span><text:span text:style-name="T5"> </text:span><text:span text:style-name="T24">Observing &amp; </text:span><text:span text:style-name="T25">Computing Time</text:span><text:span text:style-name="T26"><text:tab/></text:span></text:p>
      <text:p text:style-name="P14">Grants &amp; research funding</text:p>
      <text:p text:style-name="P15"><text:span text:style-name="T27"><text:tab/></text:span><text:span text:style-name="T28">RAS Summer undergraduate bursary (GBP 1 200)<text:tab/>2025 <text:line-break/><text:tab/> <text:s/></text:span><text:span text:style-name="T29">Title: “Dark matter in low-mass galaxies”<text:line-break/><text:tab/> <text:s/>Role: Supervisor </text:span><text:span text:style-name="T30">(PI)</text:span></text:p>
      <text:p text:style-name="P16"><text:tab/><text:span text:style-name="T31">Matariki Network of Universities Seed Fund (GBP 24 950)<text:tab/>2024 – 2026<text:line-break/><text:tab/> <text:s/></text:span><text:span text:style-name="T32">Title: “The SWAN Universe: Simulations for Wallaby and the nearby Universe”<text:line-break/><text:tab/> <text:s/>Role: co-I, Durham University lead</text:span></text:p>
      <text:p text:style-name="P16"><text:tab/><text:span text:style-name="T33">Durham STFC Impact Acceleration Account (GBP 17 156)<text:tab/>2024<text:line-break/><text:tab/> <text:s/></text:span><text:span text:style-name="T34">Title: “Human mobility for natural disaster risk management with astrophysics<text:line-break/><text:tab/> <text:s/>techniques”<text:line-break/><text:tab/> <text:s/></text:span><text:span text:style-name="T32">Role: co-PI (with A. Dunant)</text:span></text:p>
      <text:p text:style-name="P16"><text:span text:style-name="T4"><text:tab/>Royal Society Dorothy Hodgkin Fellowship (GBP 1.</text:span><text:span text:style-name="T35">5</text:span><text:span text:style-name="T4">M)<text:tab/>2023 – 2031<text:line-break/><text:tab/> <text:s/></text:span><text:span text:style-name="T36">Title: “Key dark matter particle properties from dwarf galaxy astrophysics”<text:line-break/><text:tab/> <text:s/></text:span><text:span text:style-name="T37">Role: Fellow (PI)</text:span></text:p>
      <text:p text:style-name="P17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6">Title</text:span><text:span text:style-name="T42">: “Structure and equilibrium of simulated dwarf galaxies”</text:span><text:span text:style-name="T41"><text:tab/> <text:s/><text:line-break/></text:span><text:span text:style-name="T43"><text:tab/> <text:s/></text:span><text:span text:style-name="T37">Role: PI</text:span></text:p>
      <text:p text:style-name="P18"><text:span text:style-name="T44"><text:tab/>Durham University Physics Department Developing Talent Award </text:span><text:span text:style-name="T45">(GBP 4 000)</text:span><text:span text:style-name="T44"><text:tab/>2022<text:line-break/><text:tab/> <text:s/></text:span><text:span text:style-name="T46">Title</text:span><text:span text:style-name="T47">: “The fragility of dwarf galaxies used as dark matter tracers”<text:line-break/><text:tab/> <text:s/></text:span><text:span text:style-name="T48">Role: PI</text:span></text:p>
      <text:p text:style-name="P19">Computing time</text:p>
      <text:p text:style-name="P20"><text:span text:style-name="T49"><text:tab/></text:span><text:span text:style-name="T50">DiRAC 17</text:span><text:span text:style-name="T51">th</text:span><text:span text:style-name="T50"> RAC call for proposals (168M cpu-hr)<text:tab/>2025 – 2028<text:line-break/></text:span><text:span text:style-name="T52"><text:tab/> <text:s/>Title: “Virgo I: The formation, evolution and clustering of galaxies”<text:line-break/><text:tab/> <text:s/>Role: co-I</text:span></text:p>
      <text:p text:style-name="P21"><text:tab/><text:span text:style-name="T53">DiRAC 16</text:span><text:span text:style-name="T54">th</text:span><text:span text:style-name="T53"> RAC call for proposals (274M cpu-hr)<text:tab/>2024 – 2027<text:line-break/></text:span><text:span text:style-name="T55"><text:tab/> <text:s/>Title: “Virgo I: The formation, evolution and clustering of galaxies”<text:line-break/><text:tab/> <text:s/>Role: co-I</text:span></text:p>
      <text:p text:style-name="P21"><text:span text:style-name="T36"><text:tab/></text:span><text:span text:style-name="T56">DiRAC-3 Phase 2 Director’s Discretionary Time (8.84M cpu-hr)<text:tab/>2023 – 2024<text:line-break/><text:tab/> <text:s/></text:span><text:span text:style-name="T57">Title: “Simulated 21-cm survey of the Southern sky”<text:line-break/><text:tab/> <text:s/></text:span><text:span text:style-name="T37">Role: PI</text:span></text:p>
      <text:p text:style-name="P22"><text:span text:style-name="T37">O</text:span><text:span text:style-name="T58">bserving time</text:span></text:p>
      <text:p text:style-name="P23"><text:span text:style-name="T59"><text:tab/></text:span><text:span text:style-name="T60">VLA Semester 2026A (115.6 hr</text:span><text:span text:style-name="T61">s</text:span><text:span text:style-name="T60">, priority B)<text:tab/>2025<text:line-break/><text:tab/> <text:s/></text:span><text:span text:style-name="T59">Title: “</text:span><text:span text:style-name="T58">Adding Gas to the Story: HI-SAGA Survey of satellites around Milky Way Analogs</text:span><text:span text:style-name="T59">”<text:line-break/><text:tab/> <text:s/>Role: co-I (PI: Jones)</text:span></text:p>
      <text:p text:style-name="P24"><text:span text:style-name="T59"><text:tab/></text:span><text:span text:style-name="T61">VLA Semester 2025A (46.7 hrs, priority C)<text:tab/>2024<text:line-break/><text:tab/> <text:s/></text:span><text:span text:style-name="T62">Title: “Adding Gas to the Story: HI-SAGA Survey of satellites around Milky Way Analogs”<text:line-break/><text:tab/> <text:s/>Role: co-I (PI: Jones)</text:span></text:p>
      <text:p text:style-name="P24"><text:soft-page-break/><text:span text:style-name="T60"><text:tab/>MeerKAT Sept 2020 call (48 hr</text:span><text:span text:style-name="T61">s</text:span><text:span text:style-name="T60">, priority A)<text:tab/>2020<text:line-break/><text:tab/> <text:s/></text:span><text:span text:style-name="T59">Title: “An HI perspective on galaxy evolution in Abell 2626 and its surroundings”<text:line-break/><text:tab/> <text:s/>Role: co-I (PI: Deb)</text:span></text:p>
      <text:p text:style-name="P25"><text:span text:style-name="T63">Scholarships</text:span><text:span text:style-name="T26"> &amp; Awards<text:tab/></text:span></text:p>
      <text:p text:style-name="P26"><text:tab/><text:span text:style-name="T18">Durham University Discretionary Award<text:tab/>202</text:span><text:span text:style-name="T64">3</text:span><text:span text:style-name="T18"><text:line-break/><text:tab/> <text:s/>GBP </text:span><text:span text:style-name="T4">5</text:span><text:span text:style-name="T18">00, Institution-level, award by nomination</text:span></text:p>
      <text:p text:style-name="P27"><text:tab/><text:span text:style-name="T18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8"><text:tab/>University of Victoria President’s Research Scholarship<text:tab/>2016<text:line-break/><text:tab/> <text:s/>CAD 4 000, Institution-level, award by nomination</text:p>
      <text:p text:style-name="P28"><text:tab/>National Science and Engineering Research Council Canada Graduate <text:tab/>2015 – 2016<text:line-break/><text:tab/><text:span text:style-name="T65">Scholarship </text:span>with Michael Smith Foreign Study Supplement<text:line-break/><text:tab/> <text:s/>CAD 76 000, National-level, top Canadian graduate research scholarship<text:line-break/><text:span text:style-name="T58"><text:tab/> <text:s/></text:span><text:span text:style-name="T36">Title</text:span><text:span text:style-name="T58">: “Remaining challenges to the standard model of cosmology: a <text:line-break/><text:tab/> <text:s/>solution to the cusp-core problem”</text:span></text:p>
      <text:p text:style-name="P29"><text:tab/>University of Victoria Graduate Award<text:tab/>2014 – 2015<text:line-break/><text:tab/> <text:s/>CAD 6 000, Institution-level, award by nomination</text:p>
      <text:p text:style-name="P28"><text:tab/>Nora and Mark DeGoutière Memorial Scholarship<text:tab/><text:span text:style-name="T65">2014<text:line-break/></text:span><text:tab/> <text:s/>CAD 11 250, Institution-level, award by nomination</text:p>
      <text:p text:style-name="P28"><text:tab/>University of Victoria Fellowship<text:tab/><text:span text:style-name="T65">2013<text:line-break/></text:span><text:tab/> <text:s/>CAD 15 000, Institution-level, award by nomination</text:p>
      <text:p text:style-name="P28"><text:tab/>Queen Elizabeth II Graduate Scholarship in Science and Technology<text:tab/><text:span text:style-name="T65">2012<text:line-break/></text:span><text:tab/> <text:s/>CAD 15 000, Provincial-level, research scholarship<text:line-break/><text:tab/> <text:s/><text:span text:style-name="T36">Title</text:span><text:span text:style-name="T58">: “Deconstructing Star Formation Histories from Orbits in <text:line-break/><text:tab/> <text:s/>N-Body Simulations”</text:span></text:p>
      <text:p text:style-name="P28"><text:tab/>National Science and Engineering Research Council Undergraduate Student<text:tab/><text:span text:style-name="T65">2009<text:line-break/></text:span><text:tab/>Research Award<text:line-break/><text:tab/> <text:s/>CAD 4 500, National-level, summer research scholarship</text:p>
      <text:p text:style-name="P30"><text:span text:style-name="T66">Research</text:span><text:span text:style-name="T67"> </text:span><text:span text:style-name="T66">supervision</text:span><text:tab/></text:p>
      <text:p text:style-name="P31">Degree students as lead supervisor: 1 PhD, 9 Mphys/MSc, 1 BSc; as co-supervisor: <text:span text:style-name="T68">3</text:span> PhD, 2 BSc.</text:p>
      <text:p text:style-name="P32">PhD:</text:p>
      <text:list text:style-name="L1">
        <text:list-item>
          <text:p text:style-name="P33"><text:span text:style-name="T69">PhD thesis supervisor </text:span><text:span text:style-name="T70">(with F. Fragkoudi) </text:span><text:span text:style-name="T69">for Diego Dado<text:tab/>Oct 2024 – present<text:line-break/> </text:span><text:span text:style-name="T71">Institute for Computational Cosmology, Durham University</text:span></text:p>
        </text:list-item>
        <text:list-item>
          <text:p text:style-name="P34"><text:soft-page-break/>PhD thesis co-supervisor (with F. Fragkoudi) for Martyna Winiarska<text:tab/>Oct 2024 – present<text:line-break/> <text:s/>Institute for Computational Cosmology, Durham University</text:p>
        </text:list-item>
        <text:list-item>
          <text:p text:style-name="P35"><text:span text:style-name="T9">Visiting </text:span><text:span text:style-name="T71">P</text:span><text:span text:style-name="T9">hD thesis co-supervisor (with A. Pontzen, C. Frenk) for Xu Zhao<text:tab/>Dec 2025 – present<text:line-break/> <text:s/>Institute for Computational Cosmology, Durham University</text:span></text:p>
        </text:list-item>
        <text:list-item>
          <text:p text:style-name="P36"><text:span text:style-name="T72">PhD thesis co-supervisor (</text:span><text:span text:style-name="T73">with </text:span><text:span text:style-name="T72">R. Massey, C. Frenk</text:span><text:span text:style-name="T73">)</text:span><text:span text:style-name="T72"> for Ellen Sirks<text:tab/>Jan 2020 </text:span><text:span text:style-name="T74">– </text:span><text:span text:style-name="T75">Oct 2022</text:span><text:span text:style-name="T72"><text:line-break/> Institute for Computational Cosmology, Durham University</text:span></text:p>
          <text:p text:style-name="P37"><text:span text:style-name="T72">P</text:span><text:span text:style-name="T9">ostdoctoral:</text:span></text:p>
        </text:list-item>
        <text:list-item>
          <text:p text:style-name="P38"><text:span text:style-name="T76">Postdoctoral researcher Dr Katherine Harborne<text:tab/>Feb 2025 – present<text:line-break/> </text:span><text:span text:style-name="T77">Institute for Computational Cosmology, Durham University</text:span></text:p>
          <text:p text:style-name="P37"><text:span text:style-name="T77">M</text:span><text:span text:style-name="T78">Sc/MPhys:</text:span></text:p>
        </text:list-item>
        <text:list-item>
          <text:p text:style-name="P39">MPhys thesis supervisor (with A. Pontzen) for Jemma Evelyn<text:tab/>Oct 2025 – present<text:line-break/> Institute for Computational Cosmology, Durham University</text:p>
        </text:list-item>
        <text:list-item>
          <text:p text:style-name="P36"><text:span text:style-name="T77">MPhys thesis supervisor (with M. Swinbank) for Brad Makinson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77">MPhys thesis supervisor (with M. Swinbank) for Jack Carter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80">MPhys thesis supervisor (with M. Swinbank) for Lauryn Tapper<text:tab/>Oct 2022 </text:span><text:span text:style-name="T81">– </text:span><text:span text:style-name="T76">Apr 2023</text:span><text:span text:style-name="T82"><text:line-break/></text:span><text:span text:style-name="T83"> Institute for Computational Cosmology, Durham University<text:line-break/> </text:span><text:span text:style-name="T84">“A dynamic analysis of the gas within simulated galaxies”</text:span></text:p>
        </text:list-item>
        <text:list-item>
          <text:p text:style-name="P40"><text:span text:style-name="T85">M</text:span><text:span text:style-name="T86">Phys</text:span><text:span text:style-name="T85"> thesis supervisor (with A. Fattahi) for Alex Cooke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The lives and deaths of faint satellite galaxies</text:span><text:span text:style-name="T88">”</text:span></text:p>
        </text:list-item>
        <text:list-item>
          <text:p text:style-name="P40"><text:span text:style-name="T85">M</text:span><text:span text:style-name="T86">Phys</text:span><text:span text:style-name="T85"> thesis supervisor (with C. Frenk) for Richard Brooks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A path to revealing the nature of dark matter by neutral gas</text:span><text:span text:style-name="T88">”</text:span></text:p>
        </text:list-item>
        <text:list-item>
          <text:p text:style-name="P40"><text:span text:style-name="T90">M</text:span><text:span text:style-name="T86">Phys</text:span><text:span text:style-name="T91"> thesis supervisor (with C. Frenk) for Finn Roper<text:tab/>Jun 2020 </text:span><text:span text:style-name="T87">– </text:span><text:span text:style-name="T85">Apr 2021</text:span><text:span text:style-name="T91"><text:line-break/> Institute for Computational Cosmology, Durham University<text:line-break/></text:span><text:span text:style-name="T92"> “The effect of baryon feedback on simulated dark matter<text:line-break/> distributions”</text:span></text:p>
        </text:list-item>
        <text:list-item>
          <text:p text:style-name="P40"><text:span text:style-name="T93">MSc thesis supervisor (with M. Verheijen) for Anatolii Zadvornyi<text:tab/>Sept 2019 </text:span><text:span text:style-name="T87">– </text:span><text:span text:style-name="T85">Jul 2021</text:span><text:span text:style-name="T93"><text:line-break/></text:span><text:span text:style-name="T94"> Kapteyn Institute, Rijksuniversiteit Groningen<text:line-break/> </text:span><text:span text:style-name="T95">“Star formation suppression, gas consumption and stripping in<text:line-break/> cluster satellites”</text:span></text:p>
        </text:list-item>
        <text:list-item>
          <text:p text:style-name="P40"><text:span text:style-name="T93">MSc thesis supervisor (with S. Trager) for Amit Upadhyay<text:tab/>Sept 2018 </text:span><text:span text:style-name="T87">– </text:span><text:span text:style-name="T93">Aug 2020<text:line-break/> </text:span><text:span text:style-name="T96">Kapteyn Institute, Rijksuniversiteit Groningen<text:line-break/> </text:span><text:span text:style-name="T97">“Star formation histories of Coma Cluster galaxies matched to <text:line-break/> simulated orbits hints at quenching around first pericentre”</text:span></text:p>
          <text:p text:style-name="P41"><text:soft-page-break/><text:span text:style-name="T97">B</text:span><text:span text:style-name="T98">Sc:</text:span></text:p>
        </text:list-item>
        <text:list-item>
          <text:p text:style-name="P42"><text:span text:style-name="T93">BSc thesis supervisor (with M. Verheijen) for Anatolii Zadvornyi<text:tab/>Jan 2019 </text:span><text:span text:style-name="T87">– </text:span><text:span text:style-name="T93">May 2019<text:line-break/> </text:span><text:span text:style-name="T96">Kapteyn Astronomical Institute, Rijksuniversiteit Groningen<text:line-break/> </text:span><text:span text:style-name="T97">“</text:span><text:span text:style-name="T99">Enviromental </text:span><text:span text:style-name="T100">s</text:span><text:span text:style-name="T99">tar </text:span><text:span text:style-name="T100">f</text:span><text:span text:style-name="T99">ormation </text:span><text:span text:style-name="T100">s</text:span><text:span text:style-name="T99">uppression in </text:span><text:span text:style-name="T100">g</text:span><text:span text:style-name="T99">alaxy </text:span><text:span text:style-name="T100">c</text:span><text:span text:style-name="T99">lusters</text:span><text:span text:style-name="T97">”</text:span></text:p>
        </text:list-item>
        <text:list-item>
          <text:p text:style-name="P40"><text:span text:style-name="T93">BSc</text:span><text:span text:style-name="T87"> thesis co-supervisor </text:span><text:span text:style-name="T93">(with J. Navarro, A. Fattahi) </text:span><text:span text:style-name="T87">for James Lan</text:span><text:span text:style-name="T93">e</text:span><text:span text:style-name="T87"><text:tab/>Sept 2016 – </text:span><text:span text:style-name="T101">Apr</text:span><text:span text:style-name="T87"> 2017<text:line-break/></text:span><text:span text:style-name="T102"> </text:span><text:span text:style-name="T103">Department of Physics &amp; Astronomy, University of Victoria</text:span><text:span text:style-name="T87"><text:line-break/> </text:span><text:span text:style-name="T104">“The mysterious progenitor of the Ophiuchus stream”</text:span></text:p>
        </text:list-item>
        <text:list-item>
          <text:p text:style-name="P40"><text:span text:style-name="T94">BSc</text:span><text:span text:style-name="T103"> thesis co-supervisor </text:span><text:span text:style-name="T105">(with J. Navarro) for </text:span><text:span text:style-name="T103">Patrick McManus<text:tab/>Sept 2016 – </text:span><text:span text:style-name="T106">Apr</text:span><text:span text:style-name="T103"> 2017<text:line-break/> Department of Physics &amp; Astronomy, University of Victoria</text:span><text:span text:style-name="T97"><text:line-break/> “The effect of an impulsive gravitational perturbation on a dark <text:line-break/> matter halo”</text:span></text:p>
          <text:p text:style-name="P41"><text:span text:style-name="T97">S</text:span><text:span text:style-name="T98">ummer &amp; visiting students:</text:span></text:p>
        </text:list-item>
        <text:list-item>
          <text:p text:style-name="P43">Visiting PhD student Julen Expósito-Márquez<text:tab/>Sept 2025 – Dec 2025<text:line-break/> <text:s/>Institute for Computational Cosmology, Durham University</text:p>
        </text:list-item>
        <text:list-item>
          <text:p text:style-name="P44">Summer undergraduate research project supervisor for Helena Chase<text:tab/>June 2024 – Aug 2024<text:line-break/> Institute for Computational Cosmology, Durham University</text:p>
        </text:list-item>
        <text:list-item>
          <text:p text:style-name="P40"><text:span text:style-name="T107">Summer undergraduate research project supervisor for Brad Makinson<text:tab/>June 2024 – July 2024<text:line-break/> Institute for Computational Cosmology, Durham University</text:span><text:span text:style-name="T108"><text:tab/></text:span></text:p>
        </text:list-item>
        <text:list-item>
          <text:p text:style-name="P45">Summer research placement supervisor for Loretta Lanigan<text:tab/>July 2024 – Aug 2024<text:line-break/> Institute for Computational Cosmology, Durham University</text:p>
        </text:list-item>
        <text:list-item>
          <text:p text:style-name="P46">Summer undergraduate research project supervisor for Mary Carstairs<text:tab/>July 2024 – Aug 2024<text:line-break/> Institute for Computational Cosmology, Durham University</text:p>
        </text:list-item>
        <text:list-item>
          <text:p text:style-name="P47">Summer Nuffield Foundation Research Placement Host for Matilda Hunnisett<text:tab/>Aug 2023<text:line-break/> Institute for Computational Cosmology, Durham University</text:p>
        </text:list-item>
        <text:list-item>
          <text:p text:style-name="P47">Summer Nuffield Foundation Research Placement Host for Piotr Stelmaszczyk<text:tab/>Aug 2023<text:line-break/> Institute for Computational Cosmology, Durham University</text:p>
        </text:list-item>
        <text:list-item>
          <text:p text:style-name="P40"><text:span text:style-name="T109">Summer undergraduate research project supervisor for Eleanor Downing<text:tab/>Jul </text:span><text:span text:style-name="T110">– </text:span><text:span text:style-name="T109">Sept 2022</text:span><text:span text:style-name="T111"><text:line-break/> Institute for Computational Cosmology, Durham University<text:line-break/> </text:span><text:span text:style-name="T112">“</text:span><text:span text:style-name="T113">The diverse perturbations affecting dwarf galaxies used as dark <text:line-break/> matter tracers</text:span><text:span text:style-name="T112">”</text:span></text:p>
        </text:list-item>
        <text:list-item>
          <text:p text:style-name="P40"><text:span text:style-name="T114">Summer Nuffield Foundation Research Placement Host for Jared Turnbull<text:tab/>Aug 2021<text:line-break/> <text:s/>Institute for Computational Cosmology, Durham University<text:line-break/> <text:s/></text:span><text:span text:style-name="T115">“Visualisations of Simulated Galaxies”</text:span></text:p>
        </text:list-item>
      </text:list>
      <text:p text:style-name="P48"><text:span text:style-name="T116">Teaching Experience</text:span><text:tab/></text:p>
      <text:p text:style-name="P49"><text:span text:style-name="T117"><text:tab/></text:span><text:span text:style-name="T118">Course development<text:tab/>May – Aug 2015<text:line-break/><text:tab/><text:tab/></text:span><text:span text:style-name="T117">Produced new draft of laboratory manual for </text:span><text:span text:style-name="T119">University of Victoria </text:span><text:span text:style-name="T117">undergraduate<text:line-break/><text:tab/><text:tab/>introductory astronomy course, in use as of Fall 2016. Development of visualization <text:tab/><text:tab/><text:tab/><text:tab/>software for use in same </text:span><text:span text:style-name="T119">c</text:span><text:span text:style-name="T117">ourse.</text:span></text:p>
      <text:p text:style-name="P50"><text:soft-page-break/><text:span text:style-name="T104"><text:tab/></text:span><text:span text:style-name="T120">Substitute lecturer<text:line-break/><text:tab/><text:tab/></text:span><text:span text:style-name="T121">Lectures for courses “Introduction to astronomy; Cosmic history” (Feb-Mar 2023, <text:tab/><text:tab/><text:tab/><text:tab/>instructor C. Frenk), “Introduction to galaxies” (Mar 2017, instructor J. Navarro).</text:span></text:p>
      <text:p text:style-name="P51"><text:span text:style-name="T104"><text:tab/></text:span><text:span text:style-name="T122">G</text:span><text:span text:style-name="T123">uest lecturer<text:tab/><text:line-break/></text:span><text:span text:style-name="T124"><text:tab/><text:tab/>Lectures for courses “Representation of time travel in popular culture” (</text:span><text:span text:style-name="T1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52"><text:span text:style-name="T102"><text:tab/>Teaching Assistant</text:span><text:span text:style-name="T106">ships – 1</text:span><text:span text:style-name="T126">1</text:span><text:span text:style-name="T106"> appointments </text:span><text:span text:style-name="T126">totalling 45 months</text:span><text:span text:style-name="T106"><text:tab/>2010 – 20</text:span><text:span text:style-name="T126">22</text:span><text:span text:style-name="T106"><text:line-break/><text:tab/><text:tab/></text:span><text:span text:style-name="T1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3">demonstration and<text:tab/><text:tab/><text:tab/><text:tab/>grading for MSc scientific computing course.</text:span></text:p>
      <text:p text:style-name="P53"><text:span text:style-name="T128">Publications</text:span><text:span text:style-name="T129"><text:tab/></text:span></text:p>
      <text:p text:style-name="P54"><text:span text:style-name="T130">I </text:span><text:span text:style-name="T131">am an author of </text:span><text:span text:style-name="T132">7</text:span><text:span text:style-name="T133">3</text:span><text:span text:style-name="T131"> refereed articles (</text:span><text:span text:style-name="T134">4</text:span><text:span text:style-name="T135">4</text:span><text:span text:style-name="T132">98</text:span><text:span text:style-name="T136"> </text:span><text:span text:style-name="T131">citations </text:span><text:span text:style-name="T137">excl. astropy paper</text:span><text:span text:style-name="T131">, H=</text:span><text:span text:style-name="T138">3</text:span><text:span text:style-name="T132">7</text:span><text:span text:style-name="T131">), of which </text:span><text:span text:style-name="T136">1</text:span><text:span text:style-name="T139">1</text:span><text:span text:style-name="T131"> as the first author (</text:span><text:span text:style-name="T140">10</text:span><text:span text:style-name="T132">27</text:span><text:span text:style-name="T141"> </text:span><text:span text:style-name="T131">citations), and a further </text:span><text:span text:style-name="T142">2</text:span><text:span text:style-name="T133">6</text:span><text:span text:style-name="T131"> in which I had a major role. </text:span><text:span text:style-name="T14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43">. </text:span><text:span text:style-name="T144">I have highlighted some of my best work with a ★. </text:span><text:span text:style-name="T145">P</text:span><text:span text:style-name="T146">apers </text:span><text:span text:style-name="T145">led by students under my supervision</text:span><text:span text:style-name="T146"> are marked with a</text:span><text:span text:style-name="T147"> </text:span><text:span text:style-name="T148">†</text:span><text:span text:style-name="T149">.</text:span></text:p>
      <text:p text:style-name="P55">Pre-prints</text:p>
      <text:list text:style-name="L2">
        <text:list-item>
          <text:p text:style-name="P56">Ludlow, Proctor, Schaye, <text:span text:style-name="T150">Huško, </text:span>Forouhar Moreno, Obreschkow, Chaikin, Schaller, Ploeckinger, <text:span text:style-name="T150">Ben</text:span><text:span text:style-name="T151">í</text:span><text:span text:style-name="T150">tez-Llambay, </text:span><text:span text:style-name="T8">Oman</text:span>, McGibbon, Trayford, Frenk &amp; Richings (2026). <text:span text:style-name="T58">The evolution of the sizes and angular momentum content of galaxies in the COLIBRE simulations.</text:span> MNRAS, submitted.</text:p>
        </text:list-item>
        <text:list-item>
          <text:p text:style-name="P57"><text:span text:style-name="T148">L</text:span><text:span text:style-name="T152">agos, Schaye, Schaller, Obreschkow, Bahé, Ben</text:span><text:span text:style-name="T148">í</text:span><text:span text:style-name="T152">tez-Llambay, Chaikin, Correa, Davis, Frenk, Huško, Kaasinen, McGibbon, </text:span><text:span text:style-name="T153">Oman</text:span><text:span text:style-name="T152">, Ploeckinger, Richings, Trayford, Wang &amp; Wright (2025). </text:span><text:span text:style-name="T154">Kennicutt-Schmidt relation of galaxies over 13 billion years in the COLIBRE hydrodynamical simulations. </text:span><text:span text:style-name="T152">MNRAS, submitted.</text:span></text:p>
        </text:list-item>
        <text:list-item>
          <text:p text:style-name="P58"><text:span text:style-name="T148">† C</text:span><text:span text:style-name="T152">hase, Dado, Harborne &amp; </text:span><text:span text:style-name="T153">Oman</text:span><text:span text:style-name="T152"> (2025). </text:span><text:span text:style-name="T154">Consequences of radially correlated rotation curves for galaxy mass models. </text:span><text:span text:style-name="T152">MNRAS, submitted. </text:span><text:span text:style-name="T155">[arxiv:2511.23106]</text:span></text:p>
        </text:list-item>
        <text:list-item>
          <text:p text:style-name="P59"><text:span text:style-name="T148">B</text:span><text:span text:style-name="T156">enavides, Sales, Navarro, White, Frenk, </text:span><text:span text:style-name="T157">Oman</text:span><text:span text:style-name="T156"> &amp; Cole (2025). </text:span><text:span text:style-name="T158">The abundance of thin dwarf galaxies: a challenge for cosmological simulations.</text:span><text:span text:style-name="T156"> The Open Journal of Astropyhysics, submitted. [arxiv:2512.11035]</text:span></text:p>
        </text:list-item>
      </text:list>
      <text:p text:style-name="P60">Refereed publications in primary journals</text:p>
      <text:list text:continue-numbering="true" text:style-name="L2">
        <text:list-item>
          <text:p text:style-name="P61"><text:span text:style-name="T148">† M</text:span><text:span text:style-name="T159">errow, </text:span><text:span text:style-name="T160">Oman</text:span><text:span text:style-name="T159"> &amp; Fattahi (202</text:span><text:span text:style-name="T161">6</text:span><text:span text:style-name="T159">). </text:span><text:span text:style-name="T162">The lives and death of faint satellite galaxies around M31.</text:span><text:span text:style-name="T159"> MNRAS, </text:span><text:span text:style-name="T163">accepted</text:span><text:span text:style-name="T159">. </text:span><text:span text:style-name="T164">[arxiv:2511.01977]</text:span></text:p>
        </text:list-item>
        <text:list-item>
          <text:p text:style-name="P62">P<text:span text:style-name="T165">onomareva, Mancera-</text:span>Pi<text:span text:style-name="T166">ñ</text:span><text:span text:style-name="T167">a, </text:span><text:span text:style-name="T168">Glowacki, Desmond, Jarvis, Varasteanu, Yasin, Heywood, Maddox, Adams, Baes, Gebek, Kurapati, Maksymowicz-Maciata, </text:span><text:span text:style-name="T169">Oman</text:span><text:span text:style-name="T168">, Pan, Prandoni, Rajohnson, Ruffa and Spekkens (202</text:span><text:span text:style-name="T170">6</text:span><text:span text:style-name="T168">). </text:span><text:span text:style-name="T171">MIGHTEE-HI: Rotation curves, mass models and dark matter properties.</text:span><text:span text:style-name="T168"> MNRAS, </text:span><text:span text:style-name="T172">accepted</text:span><text:span text:style-name="T168">.</text:span></text:p>
        </text:list-item>
        <text:list-item>
          <text:p text:style-name="P63"><text:span text:style-name="T148">† Makinson, </text:span><text:span text:style-name="T173">Oman</text:span><text:span text:style-name="T148"> and Swinbank (202</text:span><text:span text:style-name="T161">6</text:span><text:span text:style-name="T148">). </text:span><text:span text:style-name="T174">Multi-resolution kinematic modelling of nearby </text:span><text:soft-page-break/><text:span text:style-name="T174">galaxies: a demonstration using MHONGOOSE observations.</text:span><text:span text:style-name="T148"> MNRAS, </text:span><text:span text:style-name="T175">accepted</text:span><text:span text:style-name="T148">. [arxiv:2508.08841]</text:span></text:p>
        </text:list-item>
        <text:list-item>
          <text:p text:style-name="P64"><text:span text:style-name="T148">†</text:span><text:span text:style-name="T176">★</text:span><text:span text:style-name="T148"> </text:span><text:span text:style-name="T177">Dado, </text:span><text:span text:style-name="T178">Oman</text:span><text:span text:style-name="T177">, Harborne, Fragkoudi, Schaller, Schaye, Ben</text:span><text:bookmark-start text:name="__DdeLink__3170_3094827243"/><text:span text:style-name="T148">í</text:span><text:bookmark-end text:name="__DdeLink__3170_3094827243"/><text:span text:style-name="T177">tez-Llambay, Chaikin, Frenk, Huško, Ploeckinger &amp; Richings (202</text:span><text:span text:style-name="T161">6</text:span><text:span text:style-name="T177">). </text:span><text:span text:style-name="T179">Dynamical disequilibrium in dwarf galaxies: rethinking gas dynamics, rotation curves, and dark matter inference.</text:span><text:span text:style-name="T177"> MNRAS</text:span><text:span text:style-name="T161">547:</text:span><text:span text:style-name="T177"> </text:span><text:span text:style-name="T161">stag356</text:span><text:span text:style-name="T177">. </text:span><text:span text:style-name="T175">[arxiv:2512.11033]</text:span></text:p>
        </text:list-item>
        <text:list-item>
          <text:p text:style-name="P65"><text:span text:style-name="T148">Riley, Shipp, Simpson, Bieri, Fattahi, Brown, </text:span><text:span text:style-name="T173">Oman</text:span><text:span text:style-name="T148">, Fragkoudi, Gómez, Grand and Marinacci (202</text:span><text:span text:style-name="T180">5</text:span><text:span text:style-name="T148">). </text:span><text:span text:style-name="T174">Auriga Streams I: distrupting satellites surrounding Milky Way-mass haloes at multiple resolutions.</text:span><text:span text:style-name="T148"> MNRAS </text:span><text:span text:style-name="T181">542: 2443</text:span><text:span text:style-name="T148">. [arxiv:2410.09144]</text:span></text:p>
        </text:list-item>
        <text:list-item>
          <text:p text:style-name="P66"><text:span text:style-name="T148">Namumba, Ianjamasimanana, Koribalski, Bosma, Athanassoula, Carignan, Jozsa, Kamphuis, Deane, Sikhosana, Verdes-Montenegro, Sorgho, Ndaliso, Amram, Brinks, Chemin, Combes, de Blok, Deg, English, Healy, Kurapati, Marasco, McGaugh, </text:span><text:span text:style-name="T173">Oman</text:span><text:span text:style-name="T148">, Spekkens, Veronese and Wong (2025). </text:span><text:span text:style-name="T174">Investigating the HI distribution and kinematics of ESO444-G084 and [KKS2000]23: New insights from the MHONGOOSE survey.</text:span><text:span text:style-name="T148"> A&amp;A </text:span><text:span text:style-name="T182">699: A372</text:span><text:span text:style-name="T148">.</text:span><text:span text:style-name="T183"> [arxiv:2506.04101]</text:span></text:p>
        </text:list-item>
        <text:list-item>
          <text:p text:style-name="P67"><text:span text:style-name="T148">Hank, Verheijen, Blyth, Dav</text:span><text:span text:style-name="T184">é, </text:span><text:span text:style-name="T173">Oman</text:span><text:span text:style-name="T148">, Deg and Glowacki (2025). </text:span><text:span text:style-name="T174">HI asymmetries in spatially resolved SIMBA galaxies.</text:span><text:span text:style-name="T148"> MNRAS </text:span><text:span text:style-name="T185">540: 3047</text:span><text:span text:style-name="T148">. </text:span><text:span text:style-name="T186">[arxiv:2506.15827]</text:span></text:p>
        </text:list-item>
        <text:list-item>
          <text:p text:style-name="P68"><text:span text:style-name="T148">† </text:span><text:span text:style-name="T187">Visser-Zadvornyi, Carstairs, </text:span><text:span text:style-name="T188">Oman</text:span><text:span text:style-name="T187"> and Verheijen (2025).</text:span><text:span text:style-name="T189"> Star formation and stellar &amp; AGN feedback in the absence of accretion, not gas stripping, set the quenching timescale in satellite galaxies. </text:span><text:span text:style-name="T187">MNRAS</text:span><text:span text:style-name="T190"> </text:span><text:span text:style-name="T191">540: 1730</text:span><text:span text:style-name="T187">. [arxiv:</text:span><text:span text:style-name="T148">2503.15183</text:span><text:span text:style-name="T187">]</text:span></text:p>
        </text:list-item>
        <text:list-item>
          <text:p text:style-name="P69"><text:span text:style-name="T148">O’</text:span><text:span text:style-name="T184">Beirne, Staveley-Smith, Kilborn, Wong, Westmeier, Cluver, Bekki, Deg, Dénes, For, Lee-Waddell, Murugeshan, </text:span><text:span text:style-name="T192">Oman</text:span><text:span text:style-name="T193">,</text:span><text:span text:style-name="T184"> Rhee, Shen </text:span><text:span text:style-name="T193">and</text:span><text:span text:style-name="T184"> </text:span><text:span text:style-name="T193">Taylor (202</text:span><text:span text:style-name="T180">5</text:span><text:span text:style-name="T193">)</text:span><text:span text:style-name="T184">. </text:span><text:span text:style-name="T194">WALLABY pilot survey: properties of HI-selected dark sources and low surface brightness galaxies”</text:span><text:span text:style-name="T193">. PASA </text:span><text:span text:style-name="T195">42: 870</text:span><text:span text:style-name="T193">. </text:span><text:span text:style-name="T196">[arxiv:2505.04299]</text:span></text:p>
        </text:list-item>
        <text:list-item>
          <text:p text:style-name="P70"><text:span text:style-name="T148">Marasco, de Blok, Maccagni, Fraternali, </text:span><text:span text:style-name="T173">Oman</text:span><text:span text:style-name="T148">, Oosterloo, Combes, McGaugh, Kamphuis, Spekkens, Kleiner, Veronese, Amram, Chemin and Brinks (202</text:span><text:span text:style-name="T180">5</text:span><text:span text:style-name="T148">). </text:span><text:span text:style-name="T174">HI within and around observed and simulated galaxy discs – Comparing MeerKAT observations with mock data from TNG50 and FIRE-2</text:span><text:span text:style-name="T148">. A&amp;A</text:span><text:span text:style-name="T197"> </text:span><text:span text:style-name="T198">697: 86</text:span><text:span text:style-name="T148">. </text:span><text:span text:style-name="T197">[arxiv:2503.03818]</text:span></text:p>
        </text:list-item>
        <text:list-item>
          <text:p text:style-name="P71"><text:span text:style-name="T199">Perron-Cormier, Deg, Spekkens, Richardson, Glowacki, Verheijen, Hank, Blyth, </text:span><text:span text:style-name="T200">Oman</text:span><text:span text:style-name="T201">,</text:span><text:span text:style-name="T199"> Dénes, Rhee, Elagali, Shen, Raja, Lee-Waddell and Westmeier (2025). </text:span><text:span text:style-name="T202">WALLABY pilot survey &amp; Asymba: Comparing HI detection asymmetries to the SIMBA simulation.</text:span><text:span text:style-name="T199"> AJ </text:span><text:span text:style-name="T203">169: 114</text:span><text:span text:style-name="T199">. </text:span><text:span text:style-name="T204">[arxiv:2501.09547]</text:span></text:p>
        </text:list-item>
        <text:list-item>
          <text:p text:style-name="P72"><text:span text:style-name="T199">A</text:span><text:span text:style-name="T205">mvrosiadis, Lange, Nightingale, He, Frenk, </text:span><text:span text:style-name="T206">Oman</text:span><text:span text:style-name="T205">, Smail, Swinbank, Fragkoudi, Gadotti, Cole, Borsato, Robertson, Massey, Cao and Li (202</text:span><text:span text:style-name="T207">5</text:span><text:span text:style-name="T205">). </text:span><text:span text:style-name="T208">The onset of bar formation in a massive galaxy at z~3.8.</text:span><text:span text:style-name="T205"> MNRAS </text:span><text:span text:style-name="T209">537: 1163</text:span><text:span text:style-name="T205">. </text:span><text:span text:style-name="T210">[arxiv:2404.01918]</text:span></text:p>
        </text:list-item>
        <text:list-item>
          <text:p text:style-name="P72"><text:span text:style-name="T199">Maccagni, de Blok, Mancera Pi</text:span><text:span text:style-name="T211">ñ</text:span><text:span text:style-name="T212">a, Ragusa, Iodice, Spavone, McGaugh, </text:span><text:span text:style-name="T213">Oman</text:span><text:span text:style-name="T212">, Oosterloo, Koribalski, Adams, Amram, Bosma, Bigiel, Brinks, Chemin, Combes, Gibson, Healy, Holwerda, J</text:span><text:span text:style-name="T199">ó</text:span><text:span text:style-name="T212">zsa, Kamphuis, Kleiner, Kurapati, Marasco, Spekkens, Veronese, Walter, Zabel and Zijlstra (2024). </text:span><text:span text:style-name="T214">MHONGOOSE discovery of a gas-rich low-surface brightness galaxy in the Dorado Group</text:span><text:span text:style-name="T212">. A&amp;A </text:span><text:span text:style-name="T215">690: 69</text:span><text:span text:style-name="T212">. </text:span><text:span text:style-name="T216">[arxiv:2405.17000]</text:span></text:p>
        </text:list-item>
        <text:list-item>
          <text:p text:style-name="P73"><text:soft-page-break/><text:span text:style-name="T148">De Blok, Healy, Maccagni, Pisano, Bosma, English, Jarrett, Marasco, Meurer, Veronese, Bigiel, Chemin, Fraternali, Holwerfa, Kamphuis, K</text:span><text:span text:style-name="T217">löckner, Kleiner, Leroy, Mogotsi, </text:span><text:span text:style-name="T213">Oman</text:span><text:span text:style-name="T217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18">MHONGOOSE – A MeerKAT Nearby Galaxy H</text:span><text:span text:style-name="T219">i</text:span><text:span text:style-name="T218"> Survey.</text:span><text:span text:style-name="T217"> A&amp;A </text:span><text:span text:style-name="T220">688: A109</text:span><text:span text:style-name="T217">. </text:span><text:span text:style-name="T221">[arxiv:2404.01774]</text:span></text:p>
        </text:list-item>
        <text:list-item>
          <text:p text:style-name="P74"><text:span text:style-name="T173">Oman</text:span><text:span text:style-name="T199">, Frenk, Crain, Lovell and Pfeffer (2024). </text:span><text:span text:style-name="T202">A warm dark matter cosmogony may yield more low-mass galaxy detections in 21-cm surveys than a cold dark matter one.</text:span><text:span text:style-name="T199"> MNRAS </text:span><text:span text:style-name="T222">533: 67</text:span><text:span text:style-name="T223">.</text:span><text:span text:style-name="T199"> </text:span><text:span text:style-name="T224">[arxiv:2401.11878]</text:span></text:p>
        </text:list-item>
        <text:list-item>
          <text:p text:style-name="P75"><text:span text:style-name="T199">Brown, Fattahi, McCarthy, Font, </text:span><text:span text:style-name="T173">Oman</text:span><text:span text:style-name="T199"> and Riley (2024). </text:span><text:span text:style-name="T202">ARTEMIS emulator: exploring the effect of cosmology and galaxy formation physics on Milky Way-mass haloes and their satellites</text:span><text:span text:style-name="T199">. MNRAS </text:span><text:span text:style-name="T223">532: 1223</text:span><text:span text:style-name="T199">. </text:span><text:span text:style-name="T225">[arxiv:2403.11692]</text:span></text:p>
        </text:list-item>
        <text:list-item>
          <text:p text:style-name="P76"><text:span text:style-name="T173">Oman</text:span><text:span text:style-name="T199"> and Riley (2024). </text:span><text:span text:style-name="T202">An overlooked source of uncertainty in the mass of the Milky Way.</text:span><text:span text:style-name="T199"> MNRAS Letters </text:span><text:span text:style-name="T226">532: 48</text:span><text:span text:style-name="T199">. </text:span><text:span text:style-name="T227">[arxiv:2404.03726]</text:span></text:p>
        </text:list-item>
        <text:list-item>
          <text:p text:style-name="P77"><text:span text:style-name="T199">Jones, Sand, Karunakaran, Spekkens, </text:span><text:span text:style-name="T173">Oman</text:span><text:span text:style-name="T199">, Bennet, Besla, Crnojević, Cuillandre, Fielder, Gwyn and Mutlu-Pakdil (2023). </text:span><text:span text:style-name="T202">Gas and star formation in satellites of Milky Way analogs.</text:span><text:span text:style-name="T199"> ApJ </text:span><text:span text:style-name="T228">966: 93</text:span><text:span text:style-name="T199">. </text:span><text:span text:style-name="T229">[arxiv:2311.02152]</text:span></text:p>
        </text:list-item>
        <text:list-item>
          <text:p text:style-name="P78"><text:span text:style-name="T148">† Sirks, Harvey, Massey, </text:span><text:span text:style-name="T173">Oman</text:span><text:span text:style-name="T148">, Robertson, Frenk, Everett, Gill and McCleary (2023). </text:span><text:span text:style-name="T174">Hydrodynamical simulations of merging galaxy clusters: giant dark matter particle colliders, powered by gravity</text:span><text:span text:style-name="T148">. MNRAS </text:span><text:span text:style-name="T230">530: 3160</text:span><text:span text:style-name="T231">. </text:span><text:span text:style-name="T230">[arxiv:2405.00140]</text:span></text:p>
        </text:list-item>
        <text:list-item>
          <text:p text:style-name="P79"><text:span text:style-name="T148">P</text:span><text:span text:style-name="T152">uglisi, Dudzevičiūtė, Swinbank, Gillman, Tiley, Cirasuolo, Cortese, Glazebrook, Harrison, Ibar, Molina, Obreschkow, </text:span><text:span text:style-name="T153">Oman</text:span><text:span text:style-name="T152">, Schaller, Shankar and Sharples (2023). </text:span><text:span text:style-name="T154">KURVS: The outer rotation curve shapes and dark matter fractions of z~1.5 star-forming galaxies.</text:span><text:span text:style-name="T152"> MNRAS </text:span><text:span text:style-name="T232">524: 2814</text:span><text:span text:style-name="T152">. </text:span><text:span text:style-name="T233">[arxiv:2305.04382]</text:span></text:p>
        </text:list-item>
        <text:list-item>
          <text:p text:style-name="P80"><text:span text:style-name="T148">† </text:span><text:span text:style-name="T234">Brooks, </text:span><text:span text:style-name="T235">Oman</text:span><text:span text:style-name="T234"> and Frenk (202</text:span><text:span text:style-name="T236">3</text:span><text:span text:style-name="T234">). </text:span><text:span text:style-name="T237">The North-South asymmetry of the ALFALFA HI velocity width function</text:span><text:span text:style-name="T234">. MNRAS </text:span><text:span text:style-name="T233">522: 4043</text:span><text:span text:style-name="T234">. [arxiv:2211.08092]</text:span></text:p>
        </text:list-item>
        <text:list-item>
          <text:p text:style-name="P80"><text:span text:style-name="T148">† </text:span><text:span text:style-name="T233">Downing and </text:span><text:span text:style-name="T238">Oman</text:span><text:span text:style-name="T233"> (2023). </text:span><text:span text:style-name="T239">The many reasons that the rotation curves of low-mass galaxies can fail as tracers of their matter distributions.</text:span><text:span text:style-name="T233"> MNRAS 522: 3318. [arxiv:2301.05242]</text:span></text:p>
        </text:list-item>
        <text:list-item>
          <text:p text:style-name="P81"><text:span text:style-name="T148">R</text:span><text:span text:style-name="T234">eeves, Hudson and </text:span><text:span text:style-name="T235">Oman</text:span><text:span text:style-name="T234"> (202</text:span><text:span text:style-name="T236">3</text:span><text:span text:style-name="T234">). </text:span><text:span text:style-name="T237">Constraining satellite quenching timescales in galaxy clusters by forward-modelling stellar ages and quiescent fractions in projected phase space.</text:span><text:span text:style-name="T234"> MNRAS </text:span><text:span text:style-name="T233">522: 1779</text:span><text:span text:style-name="T234">. [arxiv:2211.09145]</text:span></text:p>
        </text:list-item>
        <text:list-item>
          <text:p text:style-name="P82"><text:span text:style-name="T148">†</text:span><text:span text:style-name="T176">★</text:span><text:span text:style-name="T148"> </text:span><text:span text:style-name="T217">Roper, </text:span><text:span text:style-name="T213">Oman</text:span><text:span text:style-name="T217">, Frenk, Ben</text:span><text:span text:style-name="T148">ítez-Llambay, Navarro and Santos-Santos (202</text:span><text:span text:style-name="T236">3</text:span><text:span text:style-name="T148">). </text:span><text:span text:style-name="T174">The diversity of rotation curves of simulated galaxies with cusps and cores</text:span><text:span text:style-name="T148">. MNRAS</text:span><text:span text:style-name="T240"> </text:span><text:span text:style-name="T233">521: 1316</text:span><text:span text:style-name="T148">. [arxiv:2203.16652]</text:span></text:p>
        </text:list-item>
        <text:list-item>
          <text:p text:style-name="P83"><text:soft-page-break/><text:span text:style-name="T241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42">Oman</text:span><text:span text:style-name="T241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43">(2022)</text:span><text:span text:style-name="T241">. </text:span><text:span text:style-name="T244">The Astropy project: Sustaining and growing a community-oriented open-source project and the latest major release (v5.0) of the core package.</text:span><text:span text:style-name="T241"> ApJ </text:span><text:span text:style-name="T234">935: 167</text:span><text:span text:style-name="T241">. </text:span><text:span text:style-name="T245">[arxiv:</text:span><text:span text:style-name="T246">2206.14220</text:span><text:span text:style-name="T245">]</text:span></text:p>
        </text:list-item>
        <text:list-item>
          <text:p text:style-name="P84"><text:span text:style-name="T247">Bilimogga, </text:span><text:span text:style-name="T248">Oman</text:span><text:span text:style-name="T247">, Verheijen and van der Hulst (2021). </text:span><text:span text:style-name="T249">Using EAGLE simulations to study the effect of observational constraints on determination of HI asymmetries in galaxies</text:span><text:span text:style-name="T247">. MNRAS </text:span><text:span text:style-name="T250">513: 5310</text:span><text:span text:style-name="T247">. [arxiv:2205.00675]</text:span></text:p>
        </text:list-item>
        <text:list-item>
          <text:p text:style-name="P85"><text:span text:style-name="T251">Mancera</text:span><text:span text:style-name="T252">-Piña</text:span><text:span text:style-name="T253">, </text:span><text:span text:style-name="T251">Fraternali, Oosterloo, Adams, </text:span><text:span text:style-name="T254">Oman</text:span><text:span text:style-name="T251"> and Leisman (202</text:span><text:span text:style-name="T255">2</text:span><text:span text:style-name="T251">). </text:span><text:span text:style-name="T256">No need for dark matter: resolved kinematics of the ultra-diffuse galaxy AGC 114905.</text:span><text:span text:style-name="T251"> MNRAS</text:span><text:span text:style-name="T257"> 512: 3230</text:span><text:span text:style-name="T251">. [arxiv:</text:span><text:span text:style-name="T255">2112.00017</text:span><text:span text:style-name="T251">]</text:span></text:p>
        </text:list-item>
        <text:list-item>
          <text:p text:style-name="P85"><text:span text:style-name="T241">† </text:span><text:span text:style-name="T251">Sirks, </text:span><text:span text:style-name="T254">Oman</text:span><text:span text:style-name="T251">, Robertson, Massey and Frenk (2021). </text:span><text:span text:style-name="T256">The effects of self-interacting dark matter on the stripping of galaxies that fall into clusters</text:span><text:span text:style-name="T251">. MNRAS </text:span><text:span text:style-name="T257">511: 5927</text:span><text:span text:style-name="T251">. [arxiv:2109.03257]</text:span></text:p>
        </text:list-item>
        <text:list-item>
          <text:p text:style-name="P86"><text:span text:style-name="T258">Oman</text:span><text:span text:style-name="T259"> (202</text:span><text:span text:style-name="T260">2</text:span><text:span text:style-name="T259">). </text:span><text:span text:style-name="T261">The ALFALFA </text:span><text:span text:style-name="T262">HI</text:span><text:span text:style-name="T261"> velocity width function.</text:span><text:span text:style-name="T259"> MNRAS </text:span><text:span text:style-name="T263">509:</text:span><text:span text:style-name="T259"> </text:span><text:span text:style-name="T263">3268</text:span><text:span text:style-name="T259">. [arxiv:2108.08856]</text:span></text:p>
        </text:list-item>
        <text:list-item>
          <text:p text:style-name="P86"><text:span text:style-name="T264">K</text:span><text:span text:style-name="T265">arunakaran, Spekkens, </text:span><text:span text:style-name="T266">Oman</text:span><text:span text:style-name="T265">, Simpson, Fattahi, Sand, Bennet, Crnojevi</text:span><text:span text:style-name="T267">ć</text:span><text:span text:style-name="T265">, Frenk, G</text:span><text:span text:style-name="T267">ó</text:span><text:span text:style-name="T265">mez, Grand, Jones, Marinacci, Mutlu-Pakdil, Navarro </text:span><text:span text:style-name="T268">and</text:span><text:span text:style-name="T265"> Zaritsky (2021). </text:span><text:span text:style-name="T269">Satellites around Milky Way analogs: Tension in the number and fraction of quiescent satellites seen in observations versus simulations.</text:span><text:span text:style-name="T265"> ApJ </text:span><text:span text:style-name="T270">916: 19</text:span><text:span text:style-name="T265">. [arxiv:2105.09321]</text:span></text:p>
        </text:list-item>
        <text:list-item>
          <text:p text:style-name="P87"><text:span text:style-name="T271">† </text:span><text:span text:style-name="T265">Upadhyay, </text:span><text:span text:style-name="T266">Oman</text:span><text:span text:style-name="T265"> </text:span><text:span text:style-name="T268">and</text:span><text:span text:style-name="T272"> </text:span><text:span text:style-name="T265">Trager (2021). </text:span><text:span text:style-name="T269">Star formation histories of Coma Cluster galaxies matched to simulated orbits hint at quenching around first pericenter.</text:span><text:span text:style-name="T265"> A&amp;A </text:span><text:span text:style-name="T270">652: A16</text:span><text:span text:style-name="T265">. [arxiv:2104.04388]</text:span></text:p>
        </text:list-item>
        <text:list-item>
          <text:p text:style-name="P87"><text:span text:style-name="T264">Brouwer, </text:span><text:span text:style-name="T273">Oman</text:span><text:span text:style-name="T264">, </text:span><text:span text:style-name="T274">Valentijn, Bilicki, Heymans, Hoekstra, Napolitano, Roy, Tortora, Wright, Asgari, van den Busch, Dvornik, Erben, Giblin, Graham, Hildebrandt, Hopkins, Kannawadi, Kuijken, Liske, Shan, Tr</text:span><text:span text:style-name="T275">ö</text:span><text:span text:style-name="T274">ster and Visser (202</text:span><text:span text:style-name="T276">1</text:span><text:span text:style-name="T274">). </text:span><text:span text:style-name="T277">The weak lensing radial acceleration relation: Constraining modified gravity and cold dark matter theories with KiDS-1000.</text:span><text:span text:style-name="T274"> A&amp;A </text:span><text:span text:style-name="T276">650: A113</text:span><text:span text:style-name="T274">. </text:span><text:span text:style-name="T276">[arxiv:2106.11677]</text:span></text:p>
        </text:list-item>
        <text:list-item>
          <text:p text:style-name="P88"><text:span text:style-name="T278">B</text:span><text:span text:style-name="T279">oard, Bozorgnia, Strigari, Grand, Fattahi, Frenk, Marinacci, Navarro and </text:span><text:span text:style-name="T280">Oman</text:span><text:span text:style-name="T279"> (2021). </text:span><text:span text:style-name="T281">Velocity-dependent J-factors for annihilation radiation from cosmological simulations.</text:span><text:span text:style-name="T279"> JCAP 2021-04: 70. </text:span><text:span text:style-name="T282">[arxiv:</text:span><text:span text:style-name="T279">2101.06284</text:span><text:span text:style-name="T282">]</text:span></text:p>
        </text:list-item>
        <text:list-item>
          <text:p text:style-name="P88"><text:soft-page-break/><text:span text:style-name="T283">★ Oman</text:span><text:span text:style-name="T284">, Bahé, Healy, Hess, Hudson and Verheijen (2021). </text:span><text:span text:style-name="T285">A homogeneous measurement of the delay between the onsets of gas stripping and star formation quenching in satellite galaxies of groups and clusters.</text:span><text:span text:style-name="T284"> MNRAS </text:span><text:span text:style-name="T286">501: 5073</text:span><text:span text:style-name="T284">. [arxiv:2009.00667]</text:span></text:p>
        </text:list-item>
        <text:list-item>
          <text:p text:style-name="P88"><text:span text:style-name="T284">Deason, </text:span><text:span text:style-name="T283">Oman</text:span><text:span text:style-name="T284">, Fattahi, Schaller, Jauzac, Zhang, Montes, Bahé, Dalla Vecchia, Kay and Evans (2020). </text:span><text:span text:style-name="T285">Stellar splashback: </text:span><text:span text:style-name="T287">t</text:span><text:span text:style-name="T285">he edge of the intracluster light.</text:span><text:span text:style-name="T284"> MNRAS 500: 4181. [arxiv:2010.02937]</text:span></text:p>
        </text:list-item>
        <text:list-item>
          <text:p text:style-name="P88"><text:span text:style-name="T288">Genina, Read, Frenk, Cole, Benítez-Llambay, Ludlow, Navarro, </text:span><text:span text:style-name="T289">Oman</text:span><text:span text:style-name="T288"> and Robertson (2020). </text:span><text:span text:style-name="T290">To beta or not to beta: can higher-order Jeans analysis break the mass-anisotropy degeneracy in simulated dwarfs?</text:span><text:span text:style-name="T288"> MNRAS </text:span><text:span text:style-name="T284">498: 144</text:span><text:span text:style-name="T288">. [arxiv:1911.09124]</text:span></text:p>
        </text:list-item>
        <text:list-item>
          <text:p text:style-name="P88"><text:span text:style-name="T288">Deason, Fattahi, Frenk, Grand, </text:span><text:span text:style-name="T289">Oman</text:span><text:span text:style-name="T288">, Garrison-Kimmel, Simpson and Navarro (2020). </text:span><text:span text:style-name="T290">The edge of the Galaxy.</text:span><text:span text:style-name="T288"> MNRAS 496: 3929. [arxiv:2002.09497]</text:span></text:p>
        </text:list-item>
        <text:list-item>
          <text:p text:style-name="P88"><text:span text:style-name="T288">Mancera-Piña, Fraternali, </text:span><text:span text:style-name="T289">Oman</text:span><text:span text:style-name="T288">, Adams, Bacchini, Marasco, Oosterloo, Pezzulli, Posti, Leisman, Cannon, di Teodoro, Gault, Haynes, Reiter, Rhode, Salzer and Smith (2020). </text:span><text:span text:style-name="T290">Robust HI kinematics of gas-rich ultra-diffuse galaxies: hints of a weak-feedback formation scenario.</text:span><text:span text:style-name="T288"> MNRAS 495: 3636. [arxiv:2004.14392]</text:span></text:p>
        </text:list-item>
        <text:list-item>
          <text:p text:style-name="P88"><text:span text:style-name="T288">Marasco, Posti, </text:span><text:span text:style-name="T289">Oman</text:span><text:span text:style-name="T288">, Famaey, Cresci and Fraternali (2020). </text:span><text:span text:style-name="T290">Massive disc galaxies in cosmological hydrodynamical simulations are too dark matter-dominated.</text:span><text:span text:style-name="T288"> A&amp;A 883: L33. [arxiv:2005.01724]</text:span></text:p>
        </text:list-item>
        <text:list-item>
          <text:p text:style-name="P89"><text:span text:style-name="T288">★ Santos-Santos, Navarro, Robertson, Benítez-Llambay, </text:span><text:span text:style-name="T289">Oman</text:span><text:span text:style-name="T288">, Lovell, Frenk, Ludlow, Fattahi and Ritz (2020). </text:span><text:span text:style-name="T290">Baryonic clues to the puzzling diversity of dwarf galaxy rotation curves.</text:span><text:span text:style-name="T288"> MNRAS 495: 58. [arxiv:1911.09116]</text:span></text:p>
        </text:list-item>
        <text:list-item>
          <text:p text:style-name="P89"><text:span text:style-name="T288">Cautun, Benítez-Llambay, Deason, Frenk, Fattahi, Gómez, Grand, </text:span><text:span text:style-name="T289">Oman</text:span><text:span text:style-name="T288">, Navarro and Simpson (2020). </text:span><text:span text:style-name="T290">The Milky Way total mass profile as inferred fr</text:span><text:span text:style-name="T291">o</text:span><text:span text:style-name="T290">m Gaia DR2.</text:span><text:span text:style-name="T288"> MNRAS 494: 4291. [arxiv:1911.04557]</text:span></text:p>
        </text:list-item>
        <text:list-item>
          <text:p text:style-name="P88"><text:span text:style-name="T288">Richings, Frenk, Jenkins, Robertson, Fattahi, Grand, Navarro, Pakmor, Gómez, Marinacci and </text:span><text:span text:style-name="T289">Oman</text:span><text:span text:style-name="T288"> (2020). </text:span><text:span text:style-name="T290">Subhalo destruction in the APOSTLE and Auriga simulations.</text:span><text:span text:style-name="T288"> MNRAS 492: 5780. [arxiv:1811.12437]</text:span></text:p>
        </text:list-item>
        <text:list-item>
          <text:p text:style-name="P88"><text:span text:style-name="T292">† </text:span><text:span text:style-name="T288">Lane, Navarro, Fattahi, </text:span><text:span text:style-name="T289">Oman</text:span><text:span text:style-name="T288"> and Bovy (2020). </text:span><text:span text:style-name="T290">The Ophiuchus stream progenitor: a new type of globular cluster and its possible Sagittarius connection.</text:span><text:span text:style-name="T288"> MNRAS 492: 4164. [arxiv:1905.12633</text:span><text:span text:style-name="T293">]</text:span></text:p>
        </text:list-item>
        <text:list-item>
          <text:p text:style-name="P88"><text:span text:style-name="T288">Chauhan, Lagos, Obreschkow, Power, </text:span><text:span text:style-name="T289">Oman</text:span><text:span text:style-name="T288"> and Elahi (2019). </text:span><text:span text:style-name="T290">The HI velocity function: a test of cosmology or baryon physics?</text:span><text:span text:style-name="T288"> MNRAS 488: 5898. [arxiv:1906.06130</text:span><text:span text:style-name="T293">]</text:span></text:p>
        </text:list-item>
        <text:list-item>
          <text:p text:style-name="P88"><text:span text:style-name="T288">Genina, Frenk, Benítez-Llambay, Cole, Navarro, </text:span><text:span text:style-name="T289">Oman</text:span><text:span text:style-name="T288"> and Fattahi (2019). </text:span><text:span text:style-name="T290">The distinct stellar metallicity populations of simulated Local Group dwarfs.</text:span><text:span text:style-name="T288"> MNRAS 488: 2312. [arxiv:1812.04839]</text:span></text:p>
        </text:list-item>
        <text:list-item>
          <text:p text:style-name="P88"><text:span text:style-name="T288">Bose, Frenk, Jenkins, Fattahi, Gomez, Grand, Marinacci, Navarro, </text:span><text:span text:style-name="T289">Oman</text:span><text:span text:style-name="T288">, Pakmor, Schaye, Simpson and Springel (2019). </text:span><text:span text:style-name="T290">No cores in dark matter-dominated dwarf galaxies with bursty star formation histories.</text:span><text:span text:style-name="T288"> MNRAS, 486: 4790. [arxiv:1810.03635]</text:span></text:p>
        </text:list-item>
        <text:list-item>
          <text:p text:style-name="P88"><text:soft-page-break/><text:span text:style-name="T288">Owers, Hudson, </text:span><text:span text:style-name="T289">Oman</text:span><text:span text:style-name="T288">, Bland-Hawthron, Brough, Bryant, Cortese, Couch, Croom, van de Sande, Federrath, Groves, Hopkins, Lawrence, Lorente, McDermid, Medling, Richards, Scott, Taranu, Welker and Yi (2019). </text:span><text:span text:style-name="T290">The SAMI Galaxy Survey: Quenching of star formation in clusters I. Transition galaxies.</text:span><text:span text:style-name="T288"> ApJ 873: 52. [arxiv:1901.08185]</text:span></text:p>
        </text:list-item>
        <text:list-item>
          <text:p text:style-name="P88"><text:span text:style-name="T289">★ Oman</text:span><text:span text:style-name="T288">, Marasco, Navarro, Frenk, Schaye and Benítez-Llambay (2019). </text:span><text:span text:style-name="T290">Non-circular motions and the diversity of dwarf galaxy rotation curves.</text:span><text:span text:style-name="T288"> MNRAS 482: 821. [arxiv:1706.07478]</text:span></text:p>
        </text:list-item>
        <text:list-item>
          <text:p text:style-name="P88"><text:span text:style-name="T288">Digby, Navarro, Fattahi, Simpson, </text:span><text:span text:style-name="T289">Oman</text:span><text:span text:style-name="T288">, Gomez, Frenk, Grand and Pakmor (2018). </text:span><text:span text:style-name="T290">The star formation histories of dwarf galaxies in Local Group cosmological simulations.</text:span><text:span text:style-name="T288"> MNRAS 485: 5423. [arxiv:1812.04839]</text:span></text:p>
        </text:list-item>
        <text:list-item>
          <text:p text:style-name="P88"><text:span text:style-name="T288">Mancera-Piña, Fraternali, Adams, Marasco, Oosterloo, </text:span><text:span text:style-name="T289">Oman</text:span><text:span text:style-name="T288">, Leisman, di Teodoro, Posti, Battipaglia, Cannon, Gault, Haynes, Janowiecki, McAllan, Pagel, Reiter, Rhode, Salzer and Smith (2019). </text:span><text:span text:style-name="T290">Off the baryonic Tully-Fisher relation: a population of baryon-dominated ultra-diffuse galaxies.</text:span><text:span text:style-name="T288"> ApJL 883: 33. [arxiv:1909.01363]</text:span></text:p>
        </text:list-item>
        <text:list-item>
          <text:p text:style-name="P88"><text:span text:style-name="T288">Fattahi, Navarro, Frenk, </text:span><text:span text:style-name="T289">Oman</text:span><text:span text:style-name="T288">, Sawala and Schaller (2018). </text:span><text:span text:style-name="T290">Tidal stripping and the structure of dwarf galaxies in the Local Group.</text:span><text:span text:style-name="T288"> MNRAS 476: 3816. [arxiv:1707.03898]</text:span></text:p>
        </text:list-item>
        <text:list-item>
          <text:p text:style-name="P90"><text:span text:style-name="T252">N</text:span><text:span text:style-name="T294">a</text:span><text:span text:style-name="T252">varro, Yozin, Loewen, Benítez-Llambay, Fattahi, Frenk, </text:span><text:span text:style-name="T295">Oman</text:span><text:span text:style-name="T252">, Schaye and Theuns (2018). </text:span><text:span text:style-name="T290">The innate origin of radial and vertical gradients in a simulated galaxy disc.</text:span><text:span text:style-name="T252"> MNRAS 476: 3648. [arxiv:1709.01040]</text:span></text:p>
        </text:list-item>
        <text:list-item>
          <text:p text:style-name="P90"><text:span text:style-name="T252">Marasco, </text:span><text:span text:style-name="T295">Oman</text:span><text:span text:style-name="T252">, Navarro, Frenk and Oosterloo (2018). </text:span><text:span text:style-name="T290">Bars in dark-matter-dominated dwarf galaxy discs.</text:span><text:span text:style-name="T252"> MNRAS 476: 2168. [arxiv:1711.09914]</text:span></text:p>
        </text:list-item>
        <text:list-item>
          <text:p text:style-name="P90"><text:span text:style-name="T252">Genina, <text:s/>Benítez-Llambay, Frenk, Cole, Fattahi, Navarro, </text:span><text:span text:style-name="T295">Oman</text:span><text:span text:style-name="T252">, Sawala and Theuns (2018). </text:span><text:span text:style-name="T290">The core-cusp problem: a matter of perspective.</text:span><text:span text:style-name="T252"> MNRAS 474: 1398. [arxiv:1707.06303]</text:span></text:p>
        </text:list-item>
        <text:list-item>
          <text:p text:style-name="P90"><text:span text:style-name="T252">Navarro, Benítez-Llambay, Fattahi, Frenk, Ludlow, </text:span><text:span text:style-name="T295">Oman</text:span><text:span text:style-name="T252">, Schaller and Theuns (2017). </text:span><text:span text:style-name="T290">The origin of the mass discrepancy-acceleration relation in ΛCDM.</text:span><text:span text:style-name="T252"> MNRAS 471: 1841. [arxiv:1612.06329]</text:span></text:p>
        </text:list-item>
        <text:list-item>
          <text:p text:style-name="P90"><text:span text:style-name="T252">Campbell, Frenk, Jenkins, Eke, Navarro, Sawala, Schaller, Fattahi, </text:span><text:span text:style-name="T295">Oman</text:span><text:span text:style-name="T252"> and Theuns (2017). </text:span><text:span text:style-name="T290">Knowing the unknowns: uncertainties in simple estimators of dynamical masses.</text:span><text:span text:style-name="T252"> MNRAS 469: 2335. [arxiv:1603.04443]</text:span></text:p>
        </text:list-item>
        <text:list-item>
          <text:p text:style-name="P90"><text:span text:style-name="T252">Wang, Fattahi, Cooper, Sawala, Strigari, Frenk, Navarro, </text:span><text:span text:style-name="T295">Oman</text:span><text:span text:style-name="T252"> and Schaller (2017). </text:span><text:span text:style-name="T290">Tidal features of classical Milky Way satellites in a Λ cold dark matter universe.</text:span><text:span text:style-name="T252"> MNRAS 468: 4887. [arxiv:1611.00778]</text:span></text:p>
        </text:list-item>
        <text:list-item>
          <text:p text:style-name="P90"><text:span text:style-name="T252">Sawala, Pihajoki, Johansson, Frenk, Navarro, </text:span><text:span text:style-name="T295">Oman</text:span><text:span text:style-name="T252"> and White (2017). </text:span><text:span text:style-name="T290">Shaken and stirred: The Milky Way's dark substructures.</text:span><text:span text:style-name="T252"> MNRAS 467: 4383. [arxiv:1609.01718]</text:span></text:p>
        </text:list-item>
        <text:list-item>
          <text:p text:style-name="P91"><text:span text:style-name="T252">Ludlow, Benítez-Llambay, Schaller, Theuns, Frenk, Bower, Schaye, Crain, Navarro, Fattahi and </text:span><text:span text:style-name="T295">Oman</text:span><text:span text:style-name="T252"> (2017). </text:span><text:span text:style-name="T290">The Mass-discrepancy acceleration relation: a natural outcome of galaxy formation in CDM halos.</text:span><text:span text:style-name="T252"> Phys Rev Lett 118: 161103. [arxiv:1610.07663]</text:span></text:p>
        </text:list-item>
        <text:list-item>
          <text:p text:style-name="P91"><text:span text:style-name="T252">Benítez-Llambay, Navarro, Frenk, Sawala, </text:span><text:span text:style-name="T295">Oman</text:span><text:span text:style-name="T252">, Fattahi, Schaller, Schaye, Crain and Theuns (2017). </text:span><text:span text:style-name="T290">The properties of “dark” LCDM haloes in the Local Group.</text:span><text:span text:style-name="T252"> MNRAS 465: 3913. [arxiv:1609.01301]</text:span></text:p>
        </text:list-item>
        <text:list-item>
          <text:p text:style-name="P90"><text:soft-page-break/><text:span text:style-name="T252">Starkenburg, </text:span><text:span text:style-name="T295">Oman</text:span><text:span text:style-name="T252">, Navarro, Crain, Fattahi, Frenk, Sawala and Schaye (2017). </text:span><text:span text:style-name="T290">The oldest and most pristine stars in the APOSTLE Local Group simulations.</text:span><text:span text:style-name="T252"> MNRAS 465: 2212. [arxiv:1609.05214]</text:span></text:p>
        </text:list-item>
        <text:list-item>
          <text:p text:style-name="P90"><text:span text:style-name="T252">Sales, Navarro, </text:span><text:span text:style-name="T295">Oman</text:span><text:span text:style-name="T252">, Fattahi, Ferrero, Abadi, Bower, Crain, Frenk, Sawala, Schaller, Schaye, Theuns and White (2016). </text:span><text:span text:style-name="T290">The low-mass end of the baryonic Tully-Fisher relation.</text:span><text:span text:style-name="T252"> MNRAS 464: 2419. [arxiv:1602.02155]</text:span></text:p>
        </text:list-item>
        <text:list-item>
          <text:p text:style-name="P90"><text:span text:style-name="T295">Oman</text:span><text:span text:style-name="T252"> and Hudson (2016). </text:span><text:span text:style-name="T290">Satellite quenching timescales in clusters from projected phase space measurements matched to simulated orbits.</text:span><text:span text:style-name="T252"> MNRAS, 463: 3083. [arxiv:1607.07934]</text:span></text:p>
        </text:list-item>
        <text:list-item>
          <text:p text:style-name="P92"><text:span text:style-name="T252">Schaller, Frenk, Fattahi, Navarro, </text:span><text:span text:style-name="T295">Oman</text:span><text:span text:style-name="T252"> and Sawala (2016). </text:span><text:span text:style-name="T290">The low abundance and insignificance of dark discs in simulated Milky Way galaxies.</text:span><text:span text:style-name="T252"> MNRAS 461: L56. [arxiv:1605.02770]</text:span></text:p>
        </text:list-item>
        <text:list-item>
          <text:p text:style-name="P92"><text:span text:style-name="T295">Oman</text:span><text:span text:style-name="T252">, Navarro, Sales, Fattahi, Frenk, Sawala, Schaller and White (2016). </text:span><text:span text:style-name="T290">Missing dark matter in dwarf galaxies?</text:span><text:span text:style-name="T252"> MNRAS 460: 3610. [arxiv:1601.01026]</text:span></text:p>
        </text:list-item>
        <text:list-item>
          <text:p text:style-name="P90"><text:span text:style-name="T252">Sawala, Frenk, Fattahi, Navarro, Bower, Crain, Dalla Vecchia, Furlong, Helly, Jenkins, </text:span><text:span text:style-name="T295">Oman</text:span><text:span text:style-name="T252">, Schaller, Schaye, Theuns, Trayford and White (2016). </text:span><text:span text:style-name="T290">The APOSTLE simulations: solutions to the Local Group's cosmic puzzles.</text:span><text:span text:style-name="T252"> MNRAS 457: 1931. [arxiv:1511.01098]</text:span></text:p>
        </text:list-item>
        <text:list-item>
          <text:p text:style-name="P90"><text:span text:style-name="T252">Fattahi, Navarro, Sawala, Frenk, </text:span><text:span text:style-name="T295">Oman</text:span><text:span text:style-name="T252">, Crain, Furlong, Schaller, Schaye, Theuns and Jenkins (2016). </text:span><text:span text:style-name="T290">The APOSTLE project: Local Group kinematic mass constraints and simulation candidate selection.</text:span><text:span text:style-name="T252"> MNRAS 457: 844. [arxiv:1507.03643]</text:span></text:p>
        </text:list-item>
        <text:list-item>
          <text:p text:style-name="P90"><text:span text:style-name="T295">★ Oman</text:span><text:span text:style-name="T252">, Navarro, Fattahi, Frenk, Sawala, White, Bower, Crain, Furlong, Schaller, Schaye and Theuns (2015). </text:span><text:span text:style-name="T290">The unexpected diversity of dwarf galaxy rotation curves.</text:span><text:span text:style-name="T252"> MNRAS. 452: 3650. [arxiv:1504.01437]</text:span></text:p>
        </text:list-item>
        <text:list-item>
          <text:p text:style-name="P93"><text:span text:style-name="T252">Taranu, Hudson, Balogh, Smith, Power, </text:span><text:span text:style-name="T295">Oman</text:span><text:span text:style-name="T252">, Krane (2014). </text:span><text:span text:style-name="T290">Quenching star formation in cluster galaxies.</text:span><text:span text:style-name="T252"> MNRAS 440: 1934. [arxiv:1211.3411]</text:span></text:p>
        </text:list-item>
        <text:list-item>
          <text:p text:style-name="P93"><text:span text:style-name="T295">Oman</text:span><text:span text:style-name="T252">, Hudson and Behroozi (2013). </text:span><text:span text:style-name="T290">Disentangling satellite galaxy populations using orbit tracking in simulations.</text:span><text:span text:style-name="T252"> MNRAS 431: 2307. [arxiv:1301.6757]</text:span></text:p>
        </text:list-item>
      </text:list>
      <text:p text:style-name="P94"><text:span text:style-name="T288">O</text:span><text:span text:style-name="T279">ther refereed publications</text:span></text:p>
      <text:list text:continue-numbering="true" text:style-name="L2">
        <text:list-item>
          <text:p text:style-name="P95"><text:span text:style-name="T173">O</text:span><text:span text:style-name="T296">man</text:span><text:span text:style-name="T297"> (2025). </text:span><text:span text:style-name="Emphasis"><text:span text:style-name="T298">SWIFTGalaxy: a python package to work with particle groups from SWIFT simulation</text:span></text:span><text:span text:style-name="Emphasis"><text:span text:style-name="T299">s. </text:span></text:span><text:span text:style-name="Emphasis"><text:span text:style-name="T297">JOSS </text:span></text:span><text:span text:style-name="Emphasis"><text:span text:style-name="T300">10: 9278</text:span></text:span><text:span text:style-name="Emphasis"><text:span text:style-name="T297">. </text:span></text:span><text:span text:style-name="Emphasis"><text:span text:style-name="T301">[arxiv:2510.22328]</text:span></text:span></text:p>
        </text:list-item>
        <text:list-item>
          <text:p text:style-name="P96"><text:span text:style-name="T302">O</text:span><text:span text:style-name="T303">man</text:span><text:span text:style-name="T304"> (2024). </text:span><text:span text:style-name="T305">MARTINI: Mock Array Radio Telescope Interferometry of the Neutral ISM.</text:span><text:span text:style-name="T304"> JOSS 9: 6860. </text:span><text:span text:style-name="T306">[arxiv:</text:span><text:span text:style-name="T307">2406.05574</text:span><text:span text:style-name="T306">]</text:span></text:p>
        </text:list-item>
        <text:list-item>
          <text:p text:style-name="P90"><text:span text:style-name="T302">Oman</text:span><text:span text:style-name="T308">, Starkenburg and Navarro (2018). </text:span><text:span text:style-name="T291">The “building blocks” of stellar haloes.</text:span><text:span text:style-name="T308"> Galaxies 5: 33. [arxiv:1708.00929]</text:span></text:p>
          <text:p text:style-name="P97">Non-refereed publications &amp; software</text:p>
        </text:list-item>
        <text:list-item>
          <text:p text:style-name="P98"><text:span text:style-name="T8">Oman</text:span><text:span text:style-name="T9"> (2025). </text:span><text:span text:style-name="T309">SWIFTGalaxy: Galaxy particle analyzer</text:span><text:span text:style-name="T9">. Astrophysics Source Code Library 2505.002.</text:span></text:p>
        </text:list-item>
        <text:list-item>
          <text:p text:style-name="P99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00"><text:span text:style-name="T9">Read, Steger, Walker, Genina, Frenk, Cole, </text:span><text:span text:style-name="T310">Ben</text:span><text:span text:style-name="T311">ítez-Llambay, </text:span><text:span text:style-name="T312">Ludlow, Navarro, </text:span><text:span text:style-name="T313">Oman</text:span><text:span text:style-name="T312">, Robertson, Collins, Ibata, Rich, Martin, Peñarrubia. Chapman, Tollerud and Weisz (2023). </text:span><text:span text:style-name="T154">GravSphere: Jeans modelling code.</text:span><text:span text:style-name="T312"> Astrophysics Source Code Library 2312.009.</text:span></text:p>
        </text:list-item>
        <text:list-item>
          <text:p text:style-name="P101"><text:soft-page-break/><text:span text:style-name="T8">Oman</text:span><text:span text:style-name="T9">, Brouwer, Ludlow and Navarro (2020). </text:span><text:span text:style-name="T309">Observational constraints on the slope of the radial acceleration relation at low accelerations.</text:span><text:span text:style-name="T9"> [arxiv:2006.06700]</text:span></text:p>
        </text:list-item>
        <text:list-item>
          <text:p text:style-name="P102"><text:span text:style-name="T8">Oman</text:span> (2019). <text:span text:style-name="T58">MARTINI: Mock spatially resolved spectral line observations of simulated galaxies.</text:span> Astrophysics Source Code Library 1911.005.</text:p>
        </text:list-item>
        <text:list-item>
          <text:p text:style-name="P102"><text:span text:style-name="T280">Oman</text:span><text:span text:style-name="T279"> (2017). </text:span><text:span text:style-name="T281">The APOSTLE simulations: Rotation curves derived from synthetic 21-cm observations.</text:span><text:span text:style-name="T279"> Rediscovering our Galaxy, Proceedings of the IAU Symposium 334: 213. [arXiv: 1712.02562]</text:span></text:p>
        </text:list-item>
        <text:list-item>
          <text:p text:style-name="P103"><text:span text:style-name="T265">Fattahi, Navarro, Sawala, Frenk, Sales, </text:span><text:span text:style-name="T266">Oman</text:span><text:span text:style-name="T265">, Schaller and Wang (2016). </text:span><text:span text:style-name="T269">The cold dark matter content of Galactic dwarf spheroidals: no cores, no failures, no problem.</text:span><text:span text:style-name="T265"> [arxiv:1607.06479]</text:span></text:p>
        </text:list-item>
        <text:list-item>
          <text:p text:style-name="P103"><text:span text:style-name="T314">Sawala, Frenk, Fattahi, Navarro, Bower, Crain, Dalla Vecchia, Furlong, Helly, Jenkins, </text:span><text:span text:style-name="T315">Oman</text:span><text:span text:style-name="T314">, Scahller, Schaye, Theuns, Trayford and White (2014). </text:span><text:span text:style-name="T316">Local Group galaxies emerge from the dark.</text:span><text:span text:style-name="T314"> [arxiv:1412.2748]</text:span></text:p>
        </text:list-item>
      </text:list>
      <text:p text:style-name="P104"><text:span text:style-name="T317">Conferences and Workshops</text:span><text:tab/></text:p>
      <text:p text:style-name="P105"><text:span text:style-name="T318"><text:tab/></text:span><text:span text:style-name="T319">Contributed talk at “Royal Society Meeting of Minds 2026”<text:tab/>Feb 2026<text:line-break/><text:tab/> <text:s/>Royal Society, London, UK</text:span></text:p>
      <text:p text:style-name="P106"><text:span text:style-name="T318"><text:tab/></text:span><text:span text:style-name="T320">Contributed talks at “SWIFT users &amp; developers meeting 2025”<text:tab/>Oct 2025<text:line-break/><text:tab/> <text:s/>Leiden University, Leiden, The Netherlands</text:span></text:p>
      <text:p text:style-name="P106"><text:span text:style-name="T318"><text:tab/></text:span><text:span text:style-name="T321">Contributed talk at </text:span><text:span text:style-name="T322">“Pathfinder HI Survey Coordination Committee workshop”<text:tab/></text:span><text:span text:style-name="T321">Sept 2025<text:line-break/><text:tab/> <text:s/>Cagliari, Italy</text:span></text:p>
      <text:p text:style-name="P107"><text:span text:style-name="T318"><text:tab/></text:span><text:span text:style-name="T321">SOC at “AstroDat”<text:tab/>Sept 2025<text:line-break/><text:tab/> <text:s/>Durham University, Durham, UK</text:span></text:p>
      <text:p text:style-name="P108"><text:tab/>Contributed talk at “NAM2025/Galaxy formation simulations at the frontier”<text:tab/>July 2025<text:line-break/><text:tab/> <text:s/>Durham University, Durham, UK</text:p>
      <text:p text:style-name="P107"><text:span text:style-name="T318"><text:tab/></text:span><text:span text:style-name="T323">SOC at “SWAN Universe workshop”<text:tab/>Dec 2024<text:line-break/><text:tab/> <text:s/>ICRAR UWA, Perth, Australia</text:span></text:p>
      <text:p text:style-name="P109"><text:span text:style-name="T323"><text:tab/></text:span><text:span text:style-name="T324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10"><text:span text:style-name="T318"><text:tab/></text:span><text:span text:style-name="T32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11"><text:span text:style-name="T318"><text:tab/></text:span><text:span text:style-name="T326">SOC at “Small galaxies, cosmic questions II”<text:tab/>Aug 2024<text:line-break/><text:tab/> <text:s/>Durham University, Durham, United Kingdom</text:span></text:p>
      <text:p text:style-name="P111"><text:span text:style-name="T318"><text:tab/></text:span><text:span text:style-name="T327">Contributed talk at “Towards unified sub-grid prescriptions for galaxy mode</text:span><text:span text:style-name="T325">l</text:span><text:span text:style-name="T327">ling”<text:tab/>Sept 2023<text:line-break/><text:tab/> <text:s/>Lorentz Centre, Leiden, The Netherlands</text:span></text:p>
      <text:p text:style-name="P112"><text:span text:style-name="T318"><text:tab/></text:span><text:span text:style-name="T327">Contributed talk at “FiatLux”<text:tab/>Jun 2023<text:line-break/><text:tab/> <text:s/>Centro Mariapoli, Castel Gandolfo, Italy</text:span></text:p>
      <text:p text:style-name="P112"><text:soft-page-break/><text:span text:style-name="T318"><text:tab/></text:span><text:span text:style-name="T120">Contributed talk at </text:span><text:span text:style-name="T322">“Pathfinder HI Survey Coordination Committee workshop”<text:tab/></text:span><text:span text:style-name="T120">Mar 2023<text:line-break/><text:tab/> <text:s/>University of Cape Town, Cape Town, South Africa</text:span></text:p>
      <text:p text:style-name="P113"><text:span text:style-name="T318"><text:tab/></text:span><text:span text:style-name="T120">Poster at “IAUS 379: Dynamical masses of Local Group galaxies”<text:tab/>Mar 2023<text:line-break/><text:tab/> <text:s/>Telegrafenberg, Potsdam, Germany</text:span></text:p>
      <text:p text:style-name="P114"><text:span text:style-name="T318"><text:tab/></text:span><text:span text:style-name="T328">Contributed talk at “Virgo meeting”<text:tab/>Jul 2022<text:line-break/><text:tab/> <text:s/></text:span><text:span text:style-name="T329">Max-Planck Institute for Astrophysics, Garching, Germany</text:span></text:p>
      <text:p text:style-name="P115"><text:span text:style-name="T318"><text:tab/></text:span><text:span text:style-name="T330">Contributed</text:span><text:span text:style-name="T331"> talk at “</text:span><text:span text:style-name="T330">EAS2022/</text:span><text:span text:style-name="T331">SS8: D</text:span><text:span text:style-name="T332">warf galaxies beyond the Local Group”</text:span><text:span text:style-name="T333"><text:tab/></text:span><text:span text:style-name="T332">Jun 2022<text:line-break/><text:tab/> <text:s/>Valencia Conference Centre, Valencia, Spain</text:span></text:p>
      <text:p text:style-name="P116"><text:span text:style-name="T318"><text:tab/></text:span><text:span text:style-name="T330">Poster</text:span><text:span text:style-name="T331"> at “EAS2022/S4: Satellite galaxies and tidal streams”</text:span><text:span text:style-name="T318"><text:tab/></text:span><text:span text:style-name="T331">Jun 2022<text:line-break/><text:tab/> <text:s/>Valencia Conference Centre, Valencia, Spain</text:span></text:p>
      <text:p text:style-name="P117"><text:span text:style-name="T333"><text:tab/></text:span><text:span text:style-name="T332">Invited talk at “EAS2022/SS5: Neutral hydrogen”</text:span><text:span text:style-name="T333"><text:tab/></text:span><text:span text:style-name="T332">Jun 2022</text:span><text:span text:style-name="T331"><text:line-break/><text:tab/> <text:s/>Valencia Conference Centre, Valencia, Spain</text:span></text:p>
      <text:p text:style-name="P118"><text:tab/>Contributed talk at “Durham Edinburgh Exchange”<text:tab/>Jan 2022<text:line-break/><text:tab/> <text:s/>Virtual meeting</text:p>
      <text:p text:style-name="P119"><text:span text:style-name="T11"><text:tab/></text:span><text:span text:style-name="T334">Contributed talk at “Heraeus Seminar: Astrophysical windows on dark matter”<text:tab/>Nov 2021<text:line-break/><text:tab/> <text:s/>The Royal Society, London, United Kingdom</text:span></text:p>
      <text:p text:style-name="P120"><text:span text:style-name="T11"><text:tab/></text:span><text:span text:style-name="T335">Contributed talk </text:span><text:span text:style-name="T336">&amp; 2 posters</text:span><text:span text:style-name="T335"> at “National Astronomy Meeting 2021”<text:tab/>Jul 2021<text:line-break/><text:tab/> <text:s/>Virtual meeting</text:span></text:p>
      <text:p text:style-name="P121"><text:span text:style-name="T11"><text:tab/></text:span><text:span text:style-name="T335">SOC at “EAS2021/SS24: The role of nurture on the SF cycle in satellite </text:span><text:span text:style-name="T337">galaxies</text:span><text:span text:style-name="T335">”<text:tab/>Jun 2021<text:line-break/><text:tab/> <text:s/>Virtual meeting</text:span></text:p>
      <text:p text:style-name="P121"><text:span text:style-name="T11"><text:tab/></text:span><text:span text:style-name="T338">Contributed talk at “Durham Edinburgh Exchange”</text:span><text:span text:style-name="T11"><text:tab/></text:span><text:span text:style-name="T338">Jan 2021<text:line-break/><text:tab/> <text:s/>Virtual meeting</text:span></text:p>
      <text:p text:style-name="P122"><text:tab/>Contributed talk at “South American Dark Matter”<text:tab/>Dec 2020<text:line-break/><text:tab/> <text:s/>Virtual meeting</text:p>
      <text:p text:style-name="P122"><text:tab/>Contributed talk at “WALLABY Science Day”<text:tab/>Nov 2020<text:line-break/><text:tab/> <text:s/>Virtual meeting</text:p>
      <text:p text:style-name="P123"><text:span text:style-name="T11"><text:tab/></text:span><text:span text:style-name="T339">Invited talk at “Pathfinder HI Survey Coordination Committee workshop”<text:tab/>May 2020<text:line-break/><text:tab/> <text:s/>Virtual meeting</text:span></text:p>
      <text:p text:style-name="P124"><text:span text:style-name="T11"><text:tab/></text:span><text:span text:style-name="T339">Participant at “Virgo meeting”<text:tab/>Jan 2020<text:line-break/><text:tab/> <text:s/>Durham University, Durham, United Kingdom</text:span></text:p>
      <text:p text:style-name="P124"><text:span text:style-name="T11"><text:tab/></text:span><text:span text:style-name="T339">Contributed talk at “Durham Edinburgh Exchange”<text:tab/>Jan 2020<text:line-break/><text:tab/> <text:s/>Durham University, Durham, United Kingdom</text:span></text:p>
      <text:p text:style-name="P124"><text:span text:style-name="T11"><text:tab/></text:span><text:span text:style-name="T339">Contributed talk at “Galaxy evolution in a new era of HI surveys”<text:tab/>Aug 2019<text:line-break/><text:tab/> <text:s/>Munich Institute for Astro- and Particle Physics, Munich, Germany</text:span></text:p>
      <text:p text:style-name="P125"><text:span text:style-name="T9"><text:tab/></text:span><text:span text:style-name="T339">Contributed talk at “</text:span><text:span text:style-name="T340">Small galaxies, cosmic questions</text:span><text:span text:style-name="T339">”<text:tab/>Jul 2019<text:line-break/><text:tab/> <text:s/>Durham University, Durham, United Kingdom</text:span></text:p>
      <text:p text:style-name="P126"><text:soft-page-break/><text:span text:style-name="T9"><text:tab/></text:span><text:span text:style-name="T339">Contributed t</text:span><text:span text:style-name="T341">alk at “Computational cosmology”<text:tab/>Dec 2018<text:line-break/><text:tab/> <text:s/>Lorentz Centre, Leiden, The Netherlands</text:span></text:p>
      <text:p text:style-name="P127"><text:span text:style-name="T11"><text:tab/></text:span><text:span text:style-name="T341">Participant at </text:span><text:span text:style-name="T11">“</text:span><text:span text:style-name="T341">Blaauw Workshop: Galaxy dynamics in the current era”<text:tab/>Nov 2018<text:line-break/><text:tab/> <text:s/>Kapteyn Institute, Groningen, The Netherlands</text:span></text:p>
      <text:p text:style-name="P128"><text:span text:style-name="T9"><text:tab/></text:span><text:span text:style-name="T341">Contributed talk at “The HI/Story of the nearby Universe”<text:tab/>Sept 2018<text:line-break/><text:tab/> <text:s/>Kapteyn Institute/ASTRON, Groningen, The Netherlands</text:span></text:p>
      <text:p text:style-name="P127"><text:span text:style-name="T11"><text:tab/></text:span><text:span text:style-name="T341">Contributed talk at “Tensions in the LCDM paradigm”<text:tab/>May 2018<text:line-break/><text:tab/> <text:s/>Mainz Institute for Theoretical Physics, Mainz, Germany</text:span></text:p>
      <text:p text:style-name="P129"><text:span text:style-name="T9"><text:tab/></text:span><text:span text:style-name="T341">Poster at “The small-scale structure of cold(?) dark matter”<text:tab/>Ap</text:span><text:span text:style-name="T337">r</text:span><text:span text:style-name="T341"> 2018<text:line-break/><text:tab/> <text:s/>Kavli Institute for Theoretical Physics, Santa Barbara, USA</text:span></text:p>
      <text:p text:style-name="P130"><text:span text:style-name="T9"><text:tab/></text:span><text:span text:style-name="T341">Contributed talk at “Virgo meeting”<text:tab/>Dec 2017<text:line-break/><text:tab/> <text:s/>Max-Planck Institute for Astrophysics, Garching, Germany</text:span></text:p>
      <text:p text:style-name="P131"><text:span text:style-name="T342"><text:tab/>Invited talk at </text:span><text:span text:style-name="T343">“</text:span><text:span text:style-name="T342">IAUS 334: Rediscovering our Galaxy”<text:tab/>Jul 2017<text:line-break/><text:tab/> <text:s/>Telegrafenberg, Potsdam, Germany</text:span></text:p>
      <text:p text:style-name="P132"><text:span text:style-name="T344"><text:tab/></text:span><text:span text:style-name="T345">Contributed talk at “On the origin of baryonic galaxy haloes”<text:tab/>Mar 2017<text:line-break/><text:tab/> <text:s/>Observat</text:span><text:span text:style-name="T346">o</text:span><text:span text:style-name="T345">rio Astron</text:span><text:span text:style-name="T346">ómico de Quit</text:span><text:span text:style-name="T347">o</text:span><text:span text:style-name="T346">, Galapagos Islands, Ecuador</text:span></text:p>
      <text:p text:style-name="P133"><text:tab/>Contributed talk at “Northwest astronomy meeting”<text:tab/>Oct 2016<text:line-break/><text:tab/> <text:s/>Western Washington University, Bellingham, USA</text:p>
      <text:p text:style-name="P134"><text:tab/>Contributed talk at “Dark matter in the Milky Way”<text:tab/>May 2016<text:line-break/><text:tab/> <text:s/>Johannes Gutenburg University, Mainz, Germany</text:p>
      <text:p text:style-name="P135"><text:tab/>Contributed talk at “Dark matter on the smallest scales”<text:tab/>Apr 2016<text:line-break/><text:tab/> <text:s/>University of Leiden, Leiden, Netherlands</text:p>
      <text:p text:style-name="P136"><text:tab/>Contributed talk at “Potsdam thinkshop XIII: Near field cosmology”<text:tab/>Mar 2016<text:line-break/><text:tab/> <text:s/>Innsbruck University Centre, Obergurgl, Austria</text:p>
      <text:p text:style-name="P137"><text:span text:style-name="T346"><text:tab/></text:span><text:span text:style-name="T348">Participant at “HiPACC Summer School: AstroInformatics”<text:tab/>Aug 2012<text:line-break/><text:tab/> <text:s/>University of California </text:span><text:span text:style-name="T349">at </text:span><text:span text:style-name="T348">San Diego, San Diego, USA</text:span></text:p>
      <text:p text:style-name="P138"><text:span text:style-name="T350"><text:tab/></text:span><text:span text:style-name="T351">Poster at “Star formation and gas reservoirs in nearby groups and clusters”<text:tab/>Jul 2012<text:line-break/><text:tab/> <text:s/>Union College, Schenectady, USA</text:span></text:p>
      <text:p text:style-name="P139"><text:span text:style-name="T352">Invited </text:span><text:span text:style-name="T353">Colloquia &amp; </text:span><text:span text:style-name="T352">Seminars</text:span><text:tab/></text:p>
      <text:p text:style-name="P140"><text:tab/><text:span text:style-name="T354">Seminar: Oxford University Physics Department, UK<text:tab/>Dec 2025</text:span></text:p>
      <text:p text:style-name="P140"><text:tab/><text:span text:style-name="T354">Seminar: University of Victoria Department of Physics &amp; Astronomy, Canada<text:tab/>Aug 2025</text:span></text:p>
      <text:p text:style-name="P140"><text:tab/><text:span text:style-name="T354">Seminar: NRC Herzberg Institute of Astrophysics, Victoria, Canada<text:tab/>Aug 2025</text:span></text:p>
      <text:p text:style-name="P141"><text:tab/>Seminar: University of Ghent Department of Physics &amp; Astronomy, Belgium<text:tab/>Jun 2025</text:p>
      <text:p text:style-name="P142"><text:tab/>Colloquium: ICRAR, University of Western Australia, Australia<text:tab/>Mar 2024</text:p>
      <text:p text:style-name="P143"><text:tab/>Colloquium: Cardiff University School of Physics &amp; Astronomy, UK<text:tab/>Nov 2023</text:p>
      <text:p text:style-name="P144"><text:soft-page-break/><text:tab/><text:span text:style-name="T355">Seminar: University of Edinburgh Institute for Astronomy, UK<text:tab/>Nov 2022</text:span></text:p>
      <text:p text:style-name="P145"><text:tab/>Seminar: University College London Cosmoparticle Initiative, UK<text:tab/>Mar 2022</text:p>
      <text:p text:style-name="P146"><text:tab/>Seminar: International Centre for Radio Astronomy Research, Australia<text:tab/>Aug 2021</text:p>
      <text:p text:style-name="P147"><text:span text:style-name="T353"><text:tab/>Colloquium: </text:span><text:span text:style-name="T356">Queen’s University Department of Physics and Astronomy, Canada<text:tab/>Jan 202</text:span><text:span text:style-name="T357">1</text:span></text:p>
      <text:p text:style-name="P148"><text:span text:style-name="T358"><text:tab/></text:span><text:span text:style-name="T359">Seminar</text:span><text:span text:style-name="T360">: </text:span><text:span text:style-name="T130">University of Nottingham School of Physics and Astronomy, UK<text:tab/>Dec 2020</text:span></text:p>
      <text:p text:style-name="P149"><text:span text:style-name="T361"><text:tab/></text:span><text:span text:style-name="T362">Seminar</text:span><text:span text:style-name="T353">: </text:span><text:span text:style-name="T356">Oxford University Department of Physics, UK<text:tab/>Oct 2020</text:span></text:p>
      <text:p text:style-name="P149"><text:span text:style-name="T361"><text:tab/></text:span><text:span text:style-name="T353">Seminar: </text:span><text:span text:style-name="T361">Universidade Federal do Esp</text:span><text:span text:style-name="T363">í</text:span><text:span text:style-name="T361">rito Santo Department of Physics, Brazil<text:tab/>Jul 2020</text:span></text:p>
      <text:p text:style-name="P150"><text:tab/><text:span text:style-name="T353">Colloquium: </text:span>University of Edinburgh Institute for Astronomy, UK<text:tab/>Feb 2020</text:p>
      <text:p text:style-name="P151"><text:tab/><text:span text:style-name="T353">Seminar: </text:span><text:span text:style-name="T361">Deutsches Elektronen-Synchrotron DESY, Germany<text:tab/>Nov 2019</text:span></text:p>
      <text:p text:style-name="P152"><text:tab/><text:span text:style-name="T353">Seminar: </text:span>University of Surrey Physics Department, UK<text:tab/>Sept 2017</text:p>
      <text:p text:style-name="P153"><text:tab/><text:span text:style-name="T353">Seminar: </text:span>University of Cambridge Institute of Astronomy, UK<text:tab/>May 2016</text:p>
      <text:p text:style-name="P154"><text:tab/><text:span text:style-name="T353">Seminar: </text:span>Astrophysics Institute Potsdam, Germany<text:tab/>Apr 2016</text:p>
      <text:p text:style-name="P154"><text:tab/><text:span text:style-name="T353">Seminar: </text:span>University of Washington Physics &amp; Astronomy Department, USA<text:tab/>Feb 2016</text:p>
      <text:p text:style-name="P154"><text:tab/><text:span text:style-name="T353">Seminar: </text:span>University of Waterloo Physics &amp; Astronomy Department, Canada<text:tab/>Dec 2014</text:p>
      <text:p text:style-name="P155"><text:span text:style-name="T364">Public Talks &amp; Outreach</text:span><text:span text:style-name="T7"><text:tab/></text:span></text:p>
      <text:p text:style-name="P156"><text:span text:style-name="T318"><text:tab/></text:span><text:span text:style-name="T319">Public talk: Cleveland &amp; Darlington Astronomical Society<text:tab/>Feb 2026</text:span></text:p>
      <text:p text:style-name="P156"><text:span text:style-name="T318"><text:tab/></text:span><text:span text:style-name="T365">Public talk: Newcastle Astronomical Society<text:tab/>Sept 2024</text:span></text:p>
      <text:p text:style-name="P157"><text:span text:style-name="T318"><text:tab/></text:span><text:span text:style-name="T366">Radio Astro Interviewee at IAU GA XXXIII<text:tab/>Aug 2024</text:span></text:p>
      <text:p text:style-name="P157"><text:span text:style-name="T318"><text:tab/></text:span><text:span text:style-name="T367">Caf</text:span><text:span text:style-name="T368">é</text:span><text:span text:style-name="T369"> Scientifique Durham speaker<text:tab/>May 2024</text:span></text:p>
      <text:p text:style-name="P158"><text:span text:style-name="T369"><text:tab/></text:span><text:span text:style-name="T370">Durham Schools Science Festival demonstrator<text:tab/>Mar 2024</text:span></text:p>
      <text:p text:style-name="P158"><text:span text:style-name="T318"><text:tab/></text:span><text:span text:style-name="T327">Street Cosmos at Blackhall demonstrator<text:tab/>Aug 2023</text:span></text:p>
      <text:p text:style-name="P9"><text:span text:style-name="T318"><text:tab/></text:span><text:span text:style-name="T371">Ogden Centre for Fundamental Physics </text:span><text:span text:style-name="T372">Ogden@20</text:span><text:span text:style-name="T371"> open day demonstrator<text:tab/>Nov 2022</text:span></text:p>
      <text:p text:style-name="P159"><text:span text:style-name="T27"><text:tab/></text:span><text:span text:style-name="T373">Celebrate Science! Durham demonstrator<text:tab/>Oct 2022</text:span></text:p>
      <text:p text:style-name="P160"><text:span text:style-name="T27"><text:tab/></text:span><text:span text:style-name="T374">Public talk: Sunderland Astronomical Society<text:tab/>Nov 2021</text:span></text:p>
      <text:p text:style-name="P161"><text:span text:style-name="T27"><text:tab/></text:span><text:span text:style-name="T375">Nuffield Foundation research placement host </text:span><text:span text:style-name="T376">for J. Turnbull</text:span><text:span text:style-name="T375"><text:tab/></text:span><text:span text:style-name="T374">Aug</text:span><text:span text:style-name="T375"> 2021</text:span></text:p>
      <text:p text:style-name="P162"><text:tab/>Royal Society Summer Science Exhibition Workshop<text:tab/>Jul 2021</text:p>
      <text:p text:style-name="P163"><text:span text:style-name="T377"><text:tab/></text:span><text:span text:style-name="T378">Public talk: </text:span><text:span text:style-name="T379">Rato Bangala School Science Club</text:span><text:span text:style-name="T380">, Nepal<text:tab/>Jul 20</text:span><text:span text:style-name="T381">20</text:span></text:p>
      <text:p text:style-name="P164"><text:span text:style-name="T381"><text:tab/></text:span><text:span text:style-name="T382">Durham ICC School visit</text:span><text:span text:style-name="T327">s</text:span><text:span text:style-name="T382"><text:tab/>Jan 2020 – </text:span><text:span text:style-name="T327">present</text:span></text:p>
      <text:p text:style-name="P165"><text:tab/>Celebrate Science! Durham demonstrator<text:tab/>Oct 2019</text:p>
      <text:p text:style-name="P166"><text:span text:style-name="T379"><text:tab/>Meet the IAU astronomers! programme member<text:tab/>2019 </text:span><text:span text:style-name="T383">– </text:span><text:span text:style-name="T379">present</text:span></text:p>
      <text:p text:style-name="P166"><text:soft-page-break/><text:span text:style-name="T343"><text:tab/></text:span><text:span text:style-name="T384">Public </text:span><text:span text:style-name="T379">t</text:span><text:span text:style-name="T384">alk: RAS of Canada, Victoria chapter monthly meeting<text:tab/>Apr 2017</text:span></text:p>
      <text:p text:style-name="P167"><text:span text:style-name="T343"><text:tab/></text:span><text:span text:style-name="T385">Public talk: Dominion Astrophysical Observatory </text:span><text:span text:style-name="T386">s</text:span><text:span text:style-name="T385">ummer star parties<text:tab/>Jul 2016</text:span></text:p>
      <text:p text:style-name="P168"><text:span text:style-name="T387"><text:tab/></text:span><text:span text:style-name="T388">University of Victoria Student Radio CFUV “Beyond the Jargon” interviewee<text:tab/>Dec 2016</text:span></text:p>
      <text:p text:style-name="P169"><text:span text:style-name="T385"><text:tab/></text:span><text:span text:style-name="T389">Public talk: SPACE: Students in Physics and Astronomy Communication<text:tab/>Jul 2016<text:line-break/><text:tab/> <text:s/>Enrichment</text:span></text:p>
      <text:p text:style-name="P154"><text:tab/>Public talk: SPACE: Students in Physics and Astronomy Communication<text:tab/>Aug 2015<text:line-break/><text:tab/> <text:s/>Enrichment</text:p>
      <text:p text:style-name="P170"><text:tab/>University of Victoria Observatory tours for various school, youth and <text:tab/>2015 – <text:span text:style-name="T390">2017</text:span><text:line-break/><text:tab/> <text:s/>general public groups<text:tab/></text:p>
      <text:p text:style-name="P171"><text:tab/><text:span text:style-name="T391">Contributor of &gt;250 physics &amp; astrophysics answers to public questions on the <text:tab/>2013 </text:span>– <text:span text:style-name="T391">present<text:line-break/><text:tab/> <text:s/>PhysicsSE Q&amp;A platform (physics.stackexchange.com/users/11053/kyle-oman)</text:span></text:p>
      <text:p text:style-name="P172"><text:span text:style-name="T392">Professional </text:span><text:span text:style-name="T393">Citizenship</text:span><text:span text:style-name="T26"><text:tab/></text:span></text:p>
      <text:p text:style-name="P173"><text:span text:style-name="T101"><text:tab/>Re</text:span><text:span text:style-name="T394">feree </text:span><text:span text:style-name="T101">for </text:span><text:span text:style-name="T395">MNRAS, ApJ, </text:span><text:span text:style-name="T396">A&amp;A,</text:span><text:span text:style-name="T395"> </text:span><text:span text:style-name="T397">NatAs, </text:span><text:span text:style-name="T398">PRL, </text:span><text:span text:style-name="T395">JCAP, </text:span><text:span text:style-name="T399">OJA, </text:span><text:span text:style-name="T400">JOSS,</text:span><text:span text:style-name="T101"><text:tab/>2016 – present<text:line-break/><text:tab/> <text:s/></text:span><text:span text:style-name="T400">Chinese Physics C</text:span></text:p>
      <text:p text:style-name="P174"><text:span text:style-name="T101"><text:tab/></text:span><text:span text:style-name="T373">Durham Astronomy &amp; Instrumentation internal mini-conference organiser<text:tab/>Jun 2022</text:span><text:span text:style-name="T27"><text:tab/></text:span></text:p>
      <text:p text:style-name="P175"><text:span text:style-name="T72"><text:tab/>Durham Physics Research Staff Consultative Committee m</text:span><text:span text:style-name="T401">ember</text:span><text:span text:style-name="T72"><text:tab/>2019 </text:span><text:span text:style-name="T74">– </text:span><text:span text:style-name="T402">present<text:line-break/><text:tab/> <text:s/>as co-chair: 2020 – 2023</text:span></text:p>
      <text:p text:style-name="P175"><text:span text:style-name="T72"><text:tab/></text:span><text:span text:style-name="T403">Durham Astronomy PhD admissions interview panellist<text:tab/>2020</text:span></text:p>
      <text:p text:style-name="P176"><text:span text:style-name="T72"><text:tab/>Durham Astronomy </text:span><text:span text:style-name="T401">ICC </text:span><text:span text:style-name="T72">postdoctoral representative </text:span><text:span text:style-name="T339">to </text:span><text:span text:style-name="T401">astronomy group</text:span><text:span text:style-name="T72"><text:tab/>20</text:span><text:span text:style-name="T401">20</text:span><text:span text:style-name="T72"> </text:span><text:span text:style-name="T74">– </text:span><text:span text:style-name="T404">2023</text:span></text:p>
      <text:p text:style-name="P177"><text:span text:style-name="T91"><text:tab/>Durham Astronomy Friday seminar co-organizer<text:tab/>2019 </text:span><text:span text:style-name="T87">– </text:span><text:span text:style-name="T398">2020</text:span></text:p>
      <text:p text:style-name="P176"><text:span text:style-name="T72"><text:tab/>Kapteyn Institute Monday seminar co-organizer<text:tab/>2018 </text:span><text:span text:style-name="T74">– </text:span><text:span text:style-name="T72">2019</text:span></text:p>
      <text:p text:style-name="P178"><text:span text:style-name="T405"><text:tab/></text:span><text:span text:style-name="T406">Funding proposal reviews for </text:span><text:span text:style-name="T407">UKRI/STFC (UK), SNF (Switzerland),<text:tab/>2018<text:line-break/><text:tab/> <text:s/></text:span><text:span text:style-name="T406">FWO (Belgium), Conicyt (Chile)</text:span></text:p>
      <text:p text:style-name="P178"><text:span text:style-name="T406"><text:tab/></text:span><text:span text:style-name="T408">Observing proposal reviews for CFHT, Gemini.<text:tab/>2022 – present</text:span></text:p>
      <text:p text:style-name="P179"><text:tab/>University of Victoria Physics &amp; Astronomy graduate student association<text:tab/>2014 – 2015<text:line-break/><text:tab/> <text:s text:c="2"/>vice-chair</text:p>
      <text:p text:style-name="P180"><text:tab/>University of Victoria astronomy group weekly discussion meeting chair<text:tab/>2014 – 2015</text:p>
      <text:p text:style-name="P180"><text:tab/>University of Victoria graduate student representative to department<text:tab/>2014 – 2015</text:p>
      <text:p text:style-name="P180"><text:tab/>University of Waterloo undergraduate student representative to department<text:tab/>2008 – 2011</text:p>
      <text:p text:style-name="P181"><text:span text:style-name="T409">Training &amp; professional development</text:span><text:span text:style-name="T26"><text:tab/></text:span></text:p>
      <text:p text:style-name="P182"><text:span text:style-name="T101"><text:tab/></text:span><text:span text:style-name="T410">Presentation skills<text:tab/>Jan 2026<text:line-break/><text:tab/> <text:s/>The Royal Society</text:span></text:p>
      <text:p text:style-name="P182"><text:span text:style-name="T101"><text:tab/></text:span><text:span text:style-name="T411">Leadership effectiveness<text:tab/>Oct 2024<text:line-break/></text:span><text:soft-page-break/><text:span text:style-name="T411"><text:tab/> <text:s/>The Royal Society &amp; ICL Business School</text:span></text:p>
      <text:p text:style-name="P182"><text:span text:style-name="T101"><text:tab/></text:span><text:span text:style-name="T412">Introduction to </text:span><text:span text:style-name="T413">m</text:span><text:span text:style-name="T412">anagement<text:tab/>Sept 2024<text:line-break/><text:tab/> <text:s/>The Royal Society &amp; ICL Business School</text:span></text:p>
      <text:p text:style-name="P182"><text:span text:style-name="T412"><text:tab/></text:span><text:span text:style-name="T411">Getting started with doctoral supervision<text:tab/>Jan 2024<text:line-break/><text:tab/> <text:s/>Durham Centre for Academic Development (DCAD)</text:span></text:p>
      <text:p text:style-name="P183"><text:span text:style-name="T412"><text:tab/></text:span><text:span text:style-name="T414">Research-informed public engagement<text:tab/>Jul 2023<text:line-break/><text:tab/> <text:s/>DiRAC &amp; Science Museums Group</text:span></text:p>
      <text:p text:style-name="P184"><text:span text:style-name="T415">Professional Memberships</text:span><text:tab/></text:p>
      <text:p text:style-name="P185"><text:span text:style-name="T416"><text:tab/></text:span><text:span text:style-name="T401">WALLABY survey member (Technical Working Group 1)</text:span><text:span text:style-name="T416"><text:tab/></text:span><text:span text:style-name="T401">2020 </text:span><text:span text:style-name="T9">–</text:span><text:span text:style-name="T401"> present<text:line-break/><text:tab/> <text:s/></text:span><text:span text:style-name="T417">TWG 1 co-chair: 2024 – present</text:span></text:p>
      <text:p text:style-name="P185"><text:span text:style-name="T417"><text:tab/></text:span><text:span text:style-name="T418">MIGHTEE-HI survey member<text:tab/>2023 – present</text:span></text:p>
      <text:p text:style-name="P185"><text:span text:style-name="T401"><text:tab/>MHONGOOSE survey member<text:tab/>2020 </text:span><text:span text:style-name="T9">– </text:span><text:span text:style-name="T401">present</text:span></text:p>
      <text:p text:style-name="P186"><text:span text:style-name="T398"><text:tab/></text:span><text:span text:style-name="T419">SKA </text:span><text:span text:style-name="T397">Cosmology</text:span><text:span text:style-name="T419"> Science Working Group member<text:tab/>202</text:span><text:span text:style-name="T397">2</text:span><text:span text:style-name="T419"> </text:span><text:span text:style-name="T101">– </text:span><text:span text:style-name="T419">present</text:span></text:p>
      <text:p text:style-name="P187"><text:span text:style-name="T401"><text:tab/></text:span><text:span text:style-name="T420">SKA HI Galaxy Science Working Group member<text:tab/>2021 </text:span><text:span text:style-name="T9">– </text:span><text:span text:style-name="T420">present</text:span></text:p>
      <text:p text:style-name="P188"><text:span text:style-name="T401"><text:tab/></text:span><text:span text:style-name="T9">Virgo Consortium for Cosmological Supercomputer Simulations </text:span><text:span text:style-name="T421">m</text:span><text:span text:style-name="T9">ember<text:tab/>2013 </text:span><text:span text:style-name="T405">– </text:span><text:span text:style-name="T9">present</text:span></text:p>
      <text:p text:style-name="P185"><text:span text:style-name="T416"><text:tab/></text:span><text:span text:style-name="T422">Canadian Astronomical Society (CASCA) Ordinary Member<text:tab/>2016 – </text:span><text:span text:style-name="T423">2019</text:span></text:p>
      <text:p text:style-name="P185"><text:span text:style-name="T423"><text:tab/></text:span><text:span text:style-name="T424">Royal Netherlands Astronomical Society Member<text:tab/>2017 – 2019</text:span></text:p>
      <text:p text:style-name="P189"><text:tab/>International Astronomical Union (IAU) Junior Member<text:tab/>2018 – present</text:p>
      <text:p text:style-name="P189"><text:tab/><text:span text:style-name="T425">Fellow of the Royal Astronomical Society<text:tab/>2024 – present</text:span></text:p>
      <text:p text:style-name="P189"><text:tab/><text:span text:style-name="T426">European Astronomical Society Member<text:tab/>2025 – present</text:span></text:p>
      <text:p text:style-name="P190"><text:span text:style-name="T427">Public </text:span><text:span text:style-name="T428">software</text:span><text:span text:style-name="T427"> &amp; utilities</text:span><text:tab/></text:p>
      <text:p text:style-name="P191"><text:span text:style-name="T429">A</text:span><text:span text:style-name="T414">s lead author:</text:span></text:p>
      <text:p text:style-name="P192"><text:span text:style-name="T429"><text:tab/></text:span><text:span text:style-name="T16">SWIFTGalaxy<text:tab/>2022</text:span><text:span text:style-name="T17"><text:line-break/><text:tab/> <text:s/>github.com/</text:span><text:span text:style-name="T430">SWIFTSIM</text:span><text:span text:style-name="T17">/swiftgalaxy</text:span></text:p>
      <text:p text:style-name="P193"><text:span text:style-name="T416"><text:tab/></text:span><text:span text:style-name="T431">MARTINI: Mock Array Radio Telescope Interferometry of the Neutral ISM<text:tab/>2019<text:line-break/><text:tab/> <text:s/>github.com/kyleaoman/martini<text:line-break/><text:tab/> <text:s/></text:span><text:span text:style-name="T432">Code reviewed through PyOpenSci &amp; published in JOSS</text:span></text:p>
      <text:p text:style-name="P194"><text:tab/>read_eagle (python-only version)<text:tab/>2019<text:line-break/><text:tab/> <text:s/>github.com/kyleaoman/pyread_eagle</text:p>
      <text:p text:style-name="P194"><text:tab/>eagleSQLTools (python3 version)<text:tab/>2018<text:line-break/><text:tab/> <text:s/>github.com/kyleaoman/eagleSqlTools</text:p>
      <text:p text:style-name="P195">As contributor:</text:p>
      <text:p text:style-name="P195"><text:tab/>astropy, SWIFTSimIO <text:span text:style-name="T433">(co-maintainer)</text:span>, <text:span text:style-name="T354">unyt (part of yt),</text:span> <text:span text:style-name="T434">3D</text:span>Barolo</text:p>
      <text:p text:style-name="P139"><text:soft-page-break/><text:span text:style-name="T352">Languages</text:span><text:tab/></text:p>
      <text:p text:style-name="P169"><text:span text:style-name="T11"><text:tab/></text:span><text:span text:style-name="T416">English (native), French (native), </text:span><text:span text:style-name="T423">Dutch (basic)</text:span></text:p>
      <text:p text:style-name="P196"><text:span text:style-name="T435">Citizenship</text:span><text:tab/></text:p>
      <text:p text:style-name="P197"><text:span text:style-name="T416"><text:tab/></text:span><text:span text:style-name="T436">Canadian</text:span></text:p>
      <text:p text:style-name="P198">References<text:tab/></text:p>
      <text:p text:style-name="P199"><text:span text:style-name="T437"><text:tab/>Prof. </text:span><text:span text:style-name="T374">Carlos Frenk</text:span><text:span text:style-name="T437"><text:line-break/><text:tab/></text:span><text:span text:style-name="T374">Institute for Computational Cosmology</text:span><text:span text:style-name="T438">, </text:span><text:span text:style-name="T374">Durham University</text:span><text:span text:style-name="T438"><text:line-break/><text:tab/>+</text:span><text:span text:style-name="T374">44 191 334 3641</text:span><text:span text:style-name="T438"><text:line-break/><text:tab/></text:span><text:a xlink:type="simple" xlink:href="mailto:c.s.frenk@durham.ac.uk" text:style-name="Internet_20_link" text:visited-style-name="Visited_20_Internet_20_Link"><text:span text:style-name="T374">c.s.frenk@durham.ac.uk</text:span></text:a></text:p>
      <text:p text:style-name="P200"><text:span text:style-name="T11"><text:tab/></text:span><text:span text:style-name="T439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39">sctrager@astro.rug.nl</text:span></text:a></text:p>
      <text:p text:style-name="P201"><text:span text:style-name="T440"><text:tab/></text:span><text:span text:style-name="T441">Prof. Julio Navarro</text:span><text:span text:style-name="T442"><text:line-break/></text:span><text:span text:style-name="T44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4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6-03-27T12:22:37.900663116">2026-03-27</text:date></text:span><text:tab/></text:p>
      </style:header-first>
      <style:footer>
        <text:p text:style-name="Footer"><text:tab/><text:page-number text:select-page="current">19</text:page-number> <text:span text:style-name="MT4">of </text:span><text:span text:style-name="MT4"><text:page-count>19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yle Oman</meta:initial-creator>
    <meta:creation-date>2016-10-06T15:19:28.182403847</meta:creation-date>
    <meta:generator>LibreOffice/25.8.5.2$Linux_X86_64 LibreOffice_project/580$Build-2</meta:generator>
    <dc:date>2026-03-27T12:22:37.873918685</dc:date>
    <meta:editing-duration>P2DT13H3M5S</meta:editing-duration>
    <meta:editing-cycles>280</meta:editing-cycles>
    <meta:print-date>2025-11-28T18:14:01.062537285</meta:print-date>
    <meta:printed-by>PDF files</meta:printed-by>
    <meta:document-statistic meta:table-count="0" meta:image-count="1" meta:object-count="0" meta:page-count="19" meta:paragraph-count="313" meta:word-count="5617" meta:character-count="41897" meta:non-whitespace-character-count="35977"/>
  </office:meta>
</office:document-meta>
</file>